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ff4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 style:data-style-name="N119"/>
    <style:style style:name="ce23" style:family="table-cell" style:parent-style-name="Default" style:data-style-name="N119">
      <style:table-cell-properties fo:background-color="#81d41a"/>
    </style:style>
    <style:style style:name="ce24" style:family="table-cell" style:parent-style-name="Default" style:data-style-name="N119">
      <style:table-cell-properties fo:background-color="transparent"/>
      <style:text-properties fo:color="#000000"/>
    </style:style>
    <style:style style:name="ce25" style:family="table-cell" style:parent-style-name="Default" style:data-style-name="N119">
      <style:text-properties fo:color="#000000"/>
    </style:style>
    <style:style style:name="ce26" style:family="table-cell" style:parent-style-name="Default" style:data-style-name="N119">
      <style:table-cell-properties fo:background-color="transparent"/>
    </style:style>
    <style:style style:name="ce27" style:family="table-cell" style:parent-style-name="Default" style:data-style-name="N119">
      <style:table-cell-properties fo:background-color="#81d41a"/>
      <style:text-properties fo:color="#000000"/>
    </style:style>
    <style:style style:name="ce28" style:family="table-cell" style:parent-style-name="Default" style:data-style-name="N119">
      <style:table-cell-properties fo:background-color="#ffffff"/>
    </style:style>
    <style:style style:name="ce29" style:family="table-cell" style:parent-style-name="Default" style:data-style-name="N119">
      <style:table-cell-properties fo:background-color="#ff0000"/>
    </style:style>
    <style:style style:name="ce30" style:family="table-cell" style:parent-style-name="Default" style:data-style-name="N119">
      <style:text-properties fo:color="#3465a4"/>
    </style:style>
    <style:style style:name="ce15" style:family="table-cell" style:parent-style-name="Default" style:data-style-name="N81"/>
    <style:style style:name="ce31" style:family="table-cell" style:parent-style-name="Default" style:data-style-name="N120"/>
    <style:style style:name="ce4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ce20"/>
        <table:table-column table:style-name="co1" table:number-columns-repeated="4" table:default-cell-style-name="ce19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2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8"/>
          <table:table-cell table:style-name="ce22"/>
          <table:table-cell table:number-columns-repeated="4"/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6"/>
          <table:table-cell table:number-columns-repeated="29"/>
          <table:table-cell table:style-name="ce22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5"/>
          <table:table-cell table:number-columns-repeated="29"/>
          <table:table-cell table:style-name="ce22"/>
          <table:table-cell table:number-columns-repeated="13"/>
          <table:table-cell table:style-name="ce27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office:value-type="float" office:value="122.45435" calcext:value-type="float">
            <text:p>122.45435</text:p>
          </table:table-cell>
          <table:table-cell table:style-name="Default" table:number-columns-repeated="4"/>
          <table:table-cell table:number-columns-repeated="29"/>
          <table:table-cell table:style-name="ce22"/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office:value-type="float" office:value="153.8962" calcext:value-type="float">
            <text:p>153.8962</text:p>
          </table:table-cell>
          <table:table-cell table:style-name="ce20" office:value-type="float" office:value="217.71858" calcext:value-type="float">
            <text:p>217.71858</text:p>
          </table:table-cell>
          <table:table-cell table:style-name="Default" table:number-columns-repeated="3"/>
          <table:table-cell table:number-columns-repeated="29"/>
          <table:table-cell table:style-name="ce22"/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office:value-type="float" office:value="37.93064" calcext:value-type="float">
            <text:p>37.93064</text:p>
          </table:table-cell>
          <table:table-cell table:style-name="ce20" office:value-type="float" office:value="259.37521" calcext:value-type="float">
            <text:p>259.37521</text:p>
          </table:table-cell>
          <table:table-cell table:style-name="ce20" office:value-type="float" office:value="340.2258" calcext:value-type="float">
            <text:p>340.2258</text:p>
          </table:table-cell>
          <table:table-cell table:style-name="Default" table:number-columns-repeated="2"/>
          <table:table-cell table:number-columns-repeated="29"/>
          <table:table-cell table:style-name="ce22"/>
          <table:table-cell table:number-columns-repeated="13"/>
          <table:table-cell table:style-name="ce26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office:value-type="float" office:value="47.8878" calcext:value-type="float">
            <text:p>47.8878</text:p>
          </table:table-cell>
          <table:table-cell table:style-name="ce20" office:value-type="float" office:value="64.4939" calcext:value-type="float">
            <text:p>64.4939</text:p>
          </table:table-cell>
          <table:table-cell table:style-name="ce20" office:value-type="float" office:value="392.087" calcext:value-type="float">
            <text:p>392.087</text:p>
          </table:table-cell>
          <table:table-cell table:style-name="ce20" office:value-type="float" office:value="489.99334" calcext:value-type="float">
            <text:p>489.99334</text:p>
          </table:table-cell>
          <table:table-cell table:style-name="Default"/>
          <table:table-cell table:number-columns-repeated="29"/>
          <table:table-cell table:style-name="ce22"/>
          <table:table-cell table:number-columns-repeated="13"/>
          <table:table-cell table:style-name="ce28"/>
          <table:table-cell table:style-name="ce26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office:value-type="float" office:value="47.44924" calcext:value-type="float">
            <text:p>47.44924</text:p>
          </table:table-cell>
          <table:table-cell table:style-name="ce20" office:value-type="float" office:value="77.4735" calcext:value-type="float">
            <text:p>77.4735</text:p>
          </table:table-cell>
          <table:table-cell table:style-name="ce20" office:value-type="float" office:value="97.8902" calcext:value-type="float">
            <text:p>97.8902</text:p>
          </table:table-cell>
          <table:table-cell table:style-name="ce20" office:value-type="float" office:value="552.0718" calcext:value-type="float">
            <text:p>552.0718</text:p>
          </table:table-cell>
          <table:table-cell table:style-name="ce20" office:value-type="float" office:value="667.046" calcext:value-type="float">
            <text:p>667.046</text:p>
          </table:table-cell>
          <table:table-cell table:number-columns-repeated="29"/>
          <table:table-cell table:style-name="ce22"/>
          <table:table-cell table:number-columns-repeated="12"/>
          <table:table-cell table:style-name="ce26" table:number-columns-repeated="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54.9355" calcext:value-type="float">
            <text:p>54.9355</text:p>
          </table:table-cell>
          <table:table-cell table:style-name="ce20" office:value-type="float" office:value="77.41353" calcext:value-type="float">
            <text:p>77.41353</text:p>
          </table:table-cell>
          <table:table-cell table:style-name="ce20" office:value-type="float" office:value="113.899" calcext:value-type="float">
            <text:p>113.899</text:p>
          </table:table-cell>
          <table:table-cell table:style-name="ce20" office:value-type="float" office:value="138.1197" calcext:value-type="float">
            <text:p>138.1197</text:p>
          </table:table-cell>
          <table:table-cell table:style-name="ce20" office:value-type="float" office:value="739.29" calcext:value-type="float">
            <text:p>739.29</text:p>
          </table:table-cell>
          <table:table-cell table:style-name="ce20" office:value-type="float" office:value="871.4101" calcext:value-type="float">
            <text:p>871.4101</text:p>
          </table:table-cell>
          <table:table-cell table:number-columns-repeated="10"/>
          <table:table-cell table:style-name="ce21"/>
          <table:table-cell table:number-columns-repeated="6"/>
          <table:table-cell table:style-name="ce21"/>
          <table:table-cell table:number-columns-repeated="10"/>
          <table:table-cell table:style-name="ce22"/>
          <table:table-cell table:number-columns-repeated="4"/>
          <table:table-cell table:style-name="ce24"/>
          <table:table-cell table:number-columns-repeated="7"/>
          <table:table-cell table:style-name="ce26" table:number-columns-repeated="5"/>
          <table:table-cell table:number-columns-repeated="2"/>
          <table:table-cell table:style-name="ce22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office:value-type="float" office:value="62.7084" calcext:value-type="float">
            <text:p>62.7084</text:p>
          </table:table-cell>
          <table:table-cell table:style-name="ce20" office:value-type="float" office:value="87.1398" calcext:value-type="float">
            <text:p>87.1398</text:p>
          </table:table-cell>
          <table:table-cell table:style-name="ce20" office:value-type="float" office:value="114.2428" calcext:value-type="float">
            <text:p>114.2428</text:p>
          </table:table-cell>
          <table:table-cell table:style-name="ce20" office:value-type="float" office:value="157.1651" calcext:value-type="float">
            <text:p>157.1651</text:p>
          </table:table-cell>
          <table:table-cell table:style-name="ce20" office:value-type="float" office:value="185.186" calcext:value-type="float">
            <text:p>185.186</text:p>
          </table:table-cell>
          <table:table-cell table:style-name="ce20" office:value-type="float" office:value="953.9112" calcext:value-type="float">
            <text:p>953.9112</text:p>
          </table:table-cell>
          <table:table-cell table:style-name="ce20" office:value-type="float" office:value="1103.1176" calcext:value-type="float">
            <text:p>1103.1176</text:p>
          </table:table-cell>
          <table:table-cell table:number-columns-repeated="27"/>
          <table:table-cell table:style-name="ce22"/>
          <table:table-cell table:number-columns-repeated="4"/>
          <table:table-cell table:style-name="ce24" table:number-columns-repeated="2"/>
          <table:table-cell table:style-name="ce25" table:number-columns-repeated="3"/>
          <table:table-cell table:number-columns-repeated="3"/>
          <table:table-cell table:style-name="ce26"/>
          <table:table-cell table:style-name="ce29"/>
          <table:table-cell table:style-name="ce26" table:number-columns-repeated="5"/>
          <table:table-cell table:style-name="ce22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office:value-type="float" office:value="63.45" calcext:value-type="float">
            <text:p>63.45</text:p>
          </table:table-cell>
          <table:table-cell table:style-name="ce20" office:value-type="float" office:value="97.12" calcext:value-type="float">
            <text:p>97.12</text:p>
          </table:table-cell>
          <table:table-cell table:style-name="ce20" office:value-type="float" office:value="126.21" calcext:value-type="float">
            <text:p>126.21</text:p>
          </table:table-cell>
          <table:table-cell table:style-name="ce20" office:value-type="float" office:value="157.93" calcext:value-type="float">
            <text:p>157.93</text:p>
          </table:table-cell>
          <table:table-cell table:style-name="ce20" office:value-type="float" office:value="207.2759" calcext:value-type="float">
            <text:p>207.2759</text:p>
          </table:table-cell>
          <table:table-cell table:style-name="ce20" office:value-type="float" office:value="239.0989" calcext:value-type="float">
            <text:p>239.0989</text:p>
          </table:table-cell>
          <table:table-cell table:style-name="ce20" office:value-type="float" office:value="1195.8286" calcext:value-type="float">
            <text:p>1195.8286</text:p>
          </table:table-cell>
          <table:table-cell table:style-name="ce20" office:value-type="float" office:value="1362.1995" calcext:value-type="float">
            <text:p>1362.1995</text:p>
          </table:table-cell>
          <table:table-cell table:number-columns-repeated="26"/>
          <table:table-cell table:style-name="ce22"/>
          <table:table-cell table:number-columns-repeated="4"/>
          <table:table-cell table:style-name="ce24" table:number-columns-repeated="3"/>
          <table:table-cell table:style-name="ce25" table:number-columns-repeated="3"/>
          <table:table-cell table:number-columns-repeated="2"/>
          <table:table-cell table:style-name="ce26" table:number-columns-repeated="2"/>
          <table:table-cell table:style-name="ce29" table:number-columns-repeated="2"/>
          <table:table-cell table:style-name="ce26" table:number-columns-repeated="2"/>
          <table:table-cell/>
          <table:table-cell table:style-name="ce22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 office:value-type="float" office:value="47.2864" calcext:value-type="float">
            <text:p>47.2864</text:p>
          </table:table-cell>
          <table:table-cell office:value-type="float" office:value="71.62" calcext:value-type="float">
            <text:p>71.62</text:p>
          </table:table-cell>
          <table:table-cell table:style-name="ce20" office:value-type="float" office:value="98.91" calcext:value-type="float">
            <text:p>98.91</text:p>
          </table:table-cell>
          <table:table-cell table:style-name="ce20" office:value-type="float" office:value="138.4" calcext:value-type="float">
            <text:p>138.4</text:p>
          </table:table-cell>
          <table:table-cell table:style-name="ce20" office:value-type="float" office:value="172.18" calcext:value-type="float">
            <text:p>172.18</text:p>
          </table:table-cell>
          <table:table-cell table:style-name="ce20" office:value-type="float" office:value="208.5" calcext:value-type="float">
            <text:p>208.5</text:p>
          </table:table-cell>
          <table:table-cell table:style-name="ce20" office:value-type="float" office:value="264.25" calcext:value-type="float">
            <text:p>264.25</text:p>
          </table:table-cell>
          <table:table-cell table:style-name="ce20" office:value-type="float" office:value="299.864" calcext:value-type="float">
            <text:p>299.864</text:p>
          </table:table-cell>
          <table:table-cell table:style-name="ce20" office:value-type="float" office:value="1465.121" calcext:value-type="float">
            <text:p>1465.121</text:p>
          </table:table-cell>
          <table:table-cell table:style-name="ce20" office:value-type="float" office:value="1648.702" calcext:value-type="float">
            <text:p>1648.702</text:p>
          </table:table-cell>
          <table:table-cell table:number-columns-repeated="25"/>
          <table:table-cell table:style-name="ce22"/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office:value-type="float" office:value="80.1437" calcext:value-type="float">
            <text:p>80.1437</text:p>
          </table:table-cell>
          <table:table-cell table:style-name="ce20" office:value-type="float" office:value="109.2655" calcext:value-type="float">
            <text:p>109.2655</text:p>
          </table:table-cell>
          <table:table-cell table:style-name="ce20" office:value-type="float" office:value="141.27" calcext:value-type="float">
            <text:p>141.27</text:p>
          </table:table-cell>
          <table:table-cell table:number-columns-repeated="2" table:style-name="ce20" office:value-type="float" office:value="186.76" calcext:value-type="float">
            <text:p>186.76</text:p>
          </table:table-cell>
          <table:table-cell table:style-name="ce20" office:value-type="float" office:value="265.96" calcext:value-type="float">
            <text:p>265.96</text:p>
          </table:table-cell>
          <table:table-cell table:style-name="ce20" office:value-type="float" office:value="328.06" calcext:value-type="float">
            <text:p>328.06</text:p>
          </table:table-cell>
          <table:table-cell table:style-name="ce20" office:value-type="float" office:value="367.5" calcext:value-type="float">
            <text:p>367.5</text:p>
          </table:table-cell>
          <table:table-cell table:style-name="ce20" office:value-type="float" office:value="1761.805" calcext:value-type="float">
            <text:p>1761.805</text:p>
          </table:table-cell>
          <table:table-cell table:style-name="ce20" office:value-type="float" office:value="1962.665" calcext:value-type="float">
            <text:p>1962.665</text:p>
          </table:table-cell>
          <table:table-cell table:number-columns-repeated="24"/>
          <table:table-cell table:style-name="ce22"/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office:value-type="float" office:value="28.44765" calcext:value-type="float">
            <text:p>28.44765</text:p>
          </table:table-cell>
          <table:table-cell table:style-name="ce20" office:value-type="float" office:value="119.992" calcext:value-type="float">
            <text:p>119.992</text:p>
          </table:table-cell>
          <table:table-cell table:style-name="ce20" office:value-type="float" office:value="153.825" calcext:value-type="float">
            <text:p>153.825</text:p>
          </table:table-cell>
          <table:table-cell table:style-name="ce20" office:value-type="float" office:value="190.49" calcext:value-type="float">
            <text:p>190.49</text:p>
          </table:table-cell>
          <table:table-cell table:style-name="ce20" office:value-type="float" office:value="241.76" calcext:value-type="float">
            <text:p>241.76</text:p>
          </table:table-cell>
          <table:table-cell table:style-name="ce20" office:value-type="float" office:value="284.66" calcext:value-type="float">
            <text:p>284.66</text:p>
          </table:table-cell>
          <table:table-cell table:style-name="ce20" office:value-type="float" office:value="330.13" calcext:value-type="float">
            <text:p>330.13</text:p>
          </table:table-cell>
          <table:table-cell table:style-name="ce20" office:value-type="float" office:value="398.75" calcext:value-type="float">
            <text:p>398.75</text:p>
          </table:table-cell>
          <table:table-cell table:style-name="ce20" office:value-type="float" office:value="442" calcext:value-type="float">
            <text:p>442</text:p>
          </table:table-cell>
          <table:table-cell table:style-name="ce20" office:value-type="float" office:value="2085.98" calcext:value-type="float">
            <text:p>2085.98</text:p>
          </table:table-cell>
          <table:table-cell table:style-name="ce20" office:value-type="float" office:value="2304.141" calcext:value-type="float">
            <text:p>2304.141</text:p>
          </table:table-cell>
          <table:table-cell table:number-columns-repeated="23"/>
          <table:table-cell table:style-name="ce22"/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office:value-type="float" office:value="33.49302" calcext:value-type="float">
            <text:p>33.49302</text:p>
          </table:table-cell>
          <table:table-cell table:style-name="ce20" office:value-type="float" office:value="45.14181" calcext:value-type="float">
            <text:p>45.14181</text:p>
          </table:table-cell>
          <table:table-cell table:style-name="ce20" office:value-type="float" office:value="166.767" calcext:value-type="float">
            <text:p>166.767</text:p>
          </table:table-cell>
          <table:table-cell table:style-name="ce20" office:value-type="float" office:value="205.27" calcext:value-type="float">
            <text:p>205.27</text:p>
          </table:table-cell>
          <table:table-cell table:style-name="ce20" office:value-type="float" office:value="246.5" calcext:value-type="float">
            <text:p>246.5</text:p>
          </table:table-cell>
          <table:table-cell table:style-name="ce20" office:value-type="float" office:value="303.54" calcext:value-type="float">
            <text:p>303.54</text:p>
          </table:table-cell>
          <table:table-cell table:style-name="ce20" office:value-type="float" office:value="351.12" calcext:value-type="float">
            <text:p>351.12</text:p>
          </table:table-cell>
          <table:table-cell table:style-name="ce20" office:value-type="float" office:value="401.37" calcext:value-type="float">
            <text:p>401.37</text:p>
          </table:table-cell>
          <table:table-cell table:style-name="ce20" office:value-type="float" office:value="476.36" calcext:value-type="float">
            <text:p>476.36</text:p>
          </table:table-cell>
          <table:table-cell table:style-name="ce20" office:value-type="float" office:value="523.42" calcext:value-type="float">
            <text:p>523.42</text:p>
          </table:table-cell>
          <table:table-cell table:style-name="ce20" office:value-type="float" office:value="2437.63" calcext:value-type="float">
            <text:p>2437.63</text:p>
          </table:table-cell>
          <table:table-cell table:style-name="ce20" office:value-type="float" office:value="2673.182" calcext:value-type="float">
            <text:p>2673.182</text:p>
          </table:table-cell>
          <table:table-cell table:number-columns-repeated="22"/>
          <table:table-cell table:style-name="ce22"/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office:value-type="float" office:value="30.2027" calcext:value-type="float">
            <text:p>30.2027</text:p>
          </table:table-cell>
          <table:table-cell table:style-name="ce20" office:value-type="float" office:value="51.4439" calcext:value-type="float">
            <text:p>51.4439</text:p>
          </table:table-cell>
          <table:table-cell table:style-name="ce20" office:value-type="float" office:value="65.0251" calcext:value-type="float">
            <text:p>65.0251</text:p>
          </table:table-cell>
          <table:table-cell table:style-name="ce20" office:value-type="float" office:value="220.421" calcext:value-type="float">
            <text:p>220.421</text:p>
          </table:table-cell>
          <table:table-cell table:style-name="ce20" office:value-type="float" office:value="263.57" calcext:value-type="float">
            <text:p>263.57</text:p>
          </table:table-cell>
          <table:table-cell table:style-name="ce20" office:value-type="float" office:value="309.6" calcext:value-type="float">
            <text:p>309.6</text:p>
          </table:table-cell>
          <table:table-cell table:style-name="ce20" office:value-type="float" office:value="372.13" calcext:value-type="float">
            <text:p>372.13</text:p>
          </table:table-cell>
          <table:table-cell table:style-name="ce20" office:value-type="float" office:value="424.4" calcext:value-type="float">
            <text:p>424.4</text:p>
          </table:table-cell>
          <table:table-cell table:style-name="ce20" office:value-type="float" office:value="479.46" calcext:value-type="float">
            <text:p>479.46</text:p>
          </table:table-cell>
          <table:table-cell table:style-name="ce20" office:value-type="float" office:value="560.8" calcext:value-type="float">
            <text:p>560.8</text:p>
          </table:table-cell>
          <table:table-cell table:style-name="ce20" office:value-type="float" office:value="611.74" calcext:value-type="float">
            <text:p>611.74</text:p>
          </table:table-cell>
          <table:table-cell table:style-name="ce20" office:value-type="float" office:value="2816.91" calcext:value-type="float">
            <text:p>2816.91</text:p>
          </table:table-cell>
          <table:table-cell table:style-name="ce20" office:value-type="float" office:value="3069.842" calcext:value-type="float">
            <text:p>3069.842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office:value-type="float" office:value="34.79" calcext:value-type="float">
            <text:p>34.79</text:p>
          </table:table-cell>
          <table:table-cell table:style-name="ce20" office:value-type="float" office:value="47.222" calcext:value-type="float">
            <text:p>47.222</text:p>
          </table:table-cell>
          <table:table-cell table:style-name="ce20" office:value-type="float" office:value="72.5945" calcext:value-type="float">
            <text:p>72.5945</text:p>
          </table:table-cell>
          <table:table-cell table:style-name="ce20" office:value-type="float" office:value="88.053" calcext:value-type="float">
            <text:p>88.053</text:p>
          </table:table-cell>
          <table:table-cell table:style-name="ce20" office:value-type="float" office:value="280.948" calcext:value-type="float">
            <text:p>280.948</text:p>
          </table:table-cell>
          <table:table-cell table:style-name="ce20" office:value-type="float" office:value="328.75" calcext:value-type="float">
            <text:p>328.75</text:p>
          </table:table-cell>
          <table:table-cell table:style-name="ce20" office:value-type="float" office:value="379.55" calcext:value-type="float">
            <text:p>379.55</text:p>
          </table:table-cell>
          <table:table-cell table:style-name="ce20" office:value-type="float" office:value="447.5" calcext:value-type="float">
            <text:p>447.5</text:p>
          </table:table-cell>
          <table:table-cell table:style-name="ce20" office:value-type="float" office:value="504.8" calcext:value-type="float">
            <text:p>504.8</text:p>
          </table:table-cell>
          <table:table-cell table:style-name="ce20" office:value-type="float" office:value="564.44" calcext:value-type="float">
            <text:p>564.44</text:p>
          </table:table-cell>
          <table:table-cell table:style-name="ce20" office:value-type="float" office:value="652.2" calcext:value-type="float">
            <text:p>652.2</text:p>
          </table:table-cell>
          <table:table-cell table:style-name="ce20" office:value-type="float" office:value="707.01" calcext:value-type="float">
            <text:p>707.01</text:p>
          </table:table-cell>
          <table:table-cell table:style-name="ce20" office:value-type="float" office:value="3223.78" calcext:value-type="float">
            <text:p>3223.78</text:p>
          </table:table-cell>
          <table:table-cell table:style-name="ce20" office:value-type="float" office:value="3494.1892" calcext:value-type="float">
            <text:p>3494.1892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office:value-type="float" office:value="39.61" calcext:value-type="float">
            <text:p>39.61</text:p>
          </table:table-cell>
          <table:table-cell table:style-name="ce20" office:value-type="float" office:value="53.4652" calcext:value-type="float">
            <text:p>53.4652</text:p>
          </table:table-cell>
          <table:table-cell table:style-name="ce20" office:value-type="float" office:value="67.8" calcext:value-type="float">
            <text:p>67.8</text:p>
          </table:table-cell>
          <table:table-cell table:style-name="ce20" office:value-type="float" office:value="97.03" calcext:value-type="float">
            <text:p>97.03</text:p>
          </table:table-cell>
          <table:table-cell table:style-name="ce20" office:value-type="float" office:value="114.1958" calcext:value-type="float">
            <text:p>114.1958</text:p>
          </table:table-cell>
          <table:table-cell table:style-name="ce20" office:value-type="float" office:value="348.28" calcext:value-type="float">
            <text:p>348.28</text:p>
          </table:table-cell>
          <table:table-cell table:style-name="ce20" office:value-type="float" office:value="400.06" calcext:value-type="float">
            <text:p>400.06</text:p>
          </table:table-cell>
          <table:table-cell table:style-name="ce20" office:value-type="float" office:value="455.63" calcext:value-type="float">
            <text:p>455.63</text:p>
          </table:table-cell>
          <table:table-cell table:style-name="ce20" office:value-type="float" office:value="529.28" calcext:value-type="float">
            <text:p>529.28</text:p>
          </table:table-cell>
          <table:table-cell table:style-name="ce20" office:value-type="float" office:value="591.99" calcext:value-type="float">
            <text:p>591.99</text:p>
          </table:table-cell>
          <table:table-cell table:style-name="ce20" office:value-type="float" office:value="656.71" calcext:value-type="float">
            <text:p>656.71</text:p>
          </table:table-cell>
          <table:table-cell table:style-name="ce20" office:value-type="float" office:value="749.76" calcext:value-type="float">
            <text:p>749.76</text:p>
          </table:table-cell>
          <table:table-cell table:style-name="ce20" office:value-type="float" office:value="809.4" calcext:value-type="float">
            <text:p>809.4</text:p>
          </table:table-cell>
          <table:table-cell table:style-name="ce20" office:value-type="float" office:value="3658.521" calcext:value-type="float">
            <text:p>3658.521</text:p>
          </table:table-cell>
          <table:table-cell table:style-name="ce20" office:value-type="float" office:value="3946.296" calcext:value-type="float">
            <text:p>3946.296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office:value-type="float" office:value="40.74" calcext:value-type="float">
            <text:p>40.74</text:p>
          </table:table-cell>
          <table:table-cell table:style-name="ce20" office:value-type="float" office:value="59.81" calcext:value-type="float">
            <text:p>59.81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20" office:value-type="float" office:value="91.009" calcext:value-type="float">
            <text:p>91.009</text:p>
          </table:table-cell>
          <table:table-cell table:style-name="ce20" office:value-type="float" office:value="124.323" calcext:value-type="float">
            <text:p>124.323</text:p>
          </table:table-cell>
          <table:table-cell table:style-name="ce20" office:value-type="float" office:value="143.46" calcext:value-type="float">
            <text:p>143.46</text:p>
          </table:table-cell>
          <table:table-cell table:style-name="ce20" office:value-type="float" office:value="422.45" calcext:value-type="float">
            <text:p>422.45</text:p>
          </table:table-cell>
          <table:table-cell table:style-name="ce20" office:value-type="float" office:value="478.69" calcext:value-type="float">
            <text:p>478.69</text:p>
          </table:table-cell>
          <table:table-cell table:style-name="ce20" office:value-type="float" office:value="538.96" calcext:value-type="float">
            <text:p>538.96</text:p>
          </table:table-cell>
          <table:table-cell table:style-name="ce20" office:value-type="float" office:value="618.26" calcext:value-type="float">
            <text:p>618.26</text:p>
          </table:table-cell>
          <table:table-cell table:style-name="ce20" office:value-type="float" office:value="686.1" calcext:value-type="float">
            <text:p>686.1</text:p>
          </table:table-cell>
          <table:table-cell table:style-name="ce20" office:value-type="float" office:value="755.74" calcext:value-type="float">
            <text:p>755.74</text:p>
          </table:table-cell>
          <table:table-cell table:style-name="ce20" office:value-type="float" office:value="854.77" calcext:value-type="float">
            <text:p>854.77</text:p>
          </table:table-cell>
          <table:table-cell table:style-name="ce20" office:value-type="float" office:value="918.03" calcext:value-type="float">
            <text:p>918.03</text:p>
          </table:table-cell>
          <table:table-cell table:style-name="ce20" office:value-type="float" office:value="4120.8857" calcext:value-type="float">
            <text:p>4120.8857</text:p>
          </table:table-cell>
          <table:table-cell table:style-name="ce20" office:value-type="float" office:value="4426.2296" calcext:value-type="float">
            <text:p>4426.2296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office:value-type="float" office:value="31.63" calcext:value-type="float">
            <text:p>31.63</text:p>
          </table:table-cell>
          <table:table-cell office:value-type="float" office:value="45.806" calcext:value-type="float">
            <text:p>45.806</text:p>
          </table:table-cell>
          <table:table-cell table:style-name="ce20" office:value-type="float" office:value="60.91" calcext:value-type="float">
            <text:p>60.91</text:p>
          </table:table-cell>
          <table:table-cell table:style-name="ce20" office:value-type="float" office:value="82.66" calcext:value-type="float">
            <text:p>82.66</text:p>
          </table:table-cell>
          <table:table-cell table:style-name="ce20" office:value-type="float" office:value="99.4" calcext:value-type="float">
            <text:p>99.4</text:p>
          </table:table-cell>
          <table:table-cell table:style-name="ce20" office:value-type="float" office:value="117.56" calcext:value-type="float">
            <text:p>117.56</text:p>
          </table:table-cell>
          <table:table-cell table:style-name="ce20" office:value-type="float" office:value="154.88" calcext:value-type="float">
            <text:p>154.88</text:p>
          </table:table-cell>
          <table:table-cell table:style-name="ce20" office:value-type="float" office:value="175.8174" calcext:value-type="float">
            <text:p>175.8174</text:p>
          </table:table-cell>
          <table:table-cell table:style-name="ce20" office:value-type="float" office:value="503.8" calcext:value-type="float">
            <text:p>503.8</text:p>
          </table:table-cell>
          <table:table-cell table:style-name="ce20" office:value-type="float" office:value="564.7" calcext:value-type="float">
            <text:p>564.7</text:p>
          </table:table-cell>
          <table:table-cell table:style-name="ce20" office:value-type="float" office:value="629.4" calcext:value-type="float">
            <text:p>629.4</text:p>
          </table:table-cell>
          <table:table-cell table:style-name="ce20" office:value-type="float" office:value="714.6" calcext:value-type="float">
            <text:p>714.6</text:p>
          </table:table-cell>
          <table:table-cell table:style-name="ce20" office:value-type="float" office:value="786.6" calcext:value-type="float">
            <text:p>786.6</text:p>
          </table:table-cell>
          <table:table-cell table:style-name="ce20" office:value-type="float" office:value="861.1" calcext:value-type="float">
            <text:p>861.1</text:p>
          </table:table-cell>
          <table:table-cell table:style-name="ce20" office:value-type="float" office:value="968" calcext:value-type="float">
            <text:p>968</text:p>
          </table:table-cell>
          <table:table-cell table:style-name="ce20" office:value-type="float" office:value="1033.4" calcext:value-type="float">
            <text:p>1033.4</text:p>
          </table:table-cell>
          <table:table-cell table:style-name="ce20" office:value-type="float" office:value="4610.8" calcext:value-type="float">
            <text:p>4610.8</text:p>
          </table:table-cell>
          <table:table-cell table:style-name="ce20" office:value-type="float" office:value="4934.046" calcext:value-type="float">
            <text:p>4934.04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office:value-type="float" office:value="50.9131" calcext:value-type="float">
            <text:p>50.9131</text:p>
          </table:table-cell>
          <table:table-cell table:style-name="ce20" office:value-type="float" office:value="67.27" calcext:value-type="float">
            <text:p>67.27</text:p>
          </table:table-cell>
          <table:table-cell table:style-name="ce20" office:value-type="float" office:value="84.5" calcext:value-type="float">
            <text:p>84.5</text:p>
          </table:table-cell>
          <table:table-cell table:style-name="ce20" office:value-type="float" office:value="108.78" calcext:value-type="float">
            <text:p>108.78</text:p>
          </table:table-cell>
          <table:table-cell table:style-name="ce20" office:value-type="float" office:value="127.2" calcext:value-type="float">
            <text:p>127.2</text:p>
          </table:table-cell>
          <table:table-cell table:style-name="ce20" office:value-type="float" office:value="147.24" calcext:value-type="float">
            <text:p>147.24</text:p>
          </table:table-cell>
          <table:table-cell table:style-name="ce20" office:value-type="float" office:value="188.54" calcext:value-type="float">
            <text:p>188.54</text:p>
          </table:table-cell>
          <table:table-cell table:style-name="ce20" office:value-type="float" office:value="211.275" calcext:value-type="float">
            <text:p>211.275</text:p>
          </table:table-cell>
          <table:table-cell table:style-name="ce20" office:value-type="float" office:value="591.9" calcext:value-type="float">
            <text:p>591.9</text:p>
          </table:table-cell>
          <table:table-cell table:style-name="ce20" office:value-type="float" office:value="657.2" calcext:value-type="float">
            <text:p>657.2</text:p>
          </table:table-cell>
          <table:table-cell table:style-name="ce20" office:value-type="float" office:value="726.6" calcext:value-type="float">
            <text:p>726.6</text:p>
          </table:table-cell>
          <table:table-cell table:style-name="ce20" office:value-type="float" office:value="817.6" calcext:value-type="float">
            <text:p>817.6</text:p>
          </table:table-cell>
          <table:table-cell table:style-name="ce20" office:value-type="float" office:value="894.5" calcext:value-type="float">
            <text:p>894.5</text:p>
          </table:table-cell>
          <table:table-cell table:style-name="ce20" office:value-type="float" office:value="974" calcext:value-type="float">
            <text:p>974</text:p>
          </table:table-cell>
          <table:table-cell table:style-name="ce20" office:value-type="float" office:value="1087" calcext:value-type="float">
            <text:p>1087</text:p>
          </table:table-cell>
          <table:table-cell table:style-name="ce20" office:value-type="float" office:value="1157.8" calcext:value-type="float">
            <text:p>1157.8</text:p>
          </table:table-cell>
          <table:table-cell table:style-name="ce20" office:value-type="float" office:value="5128.8" calcext:value-type="float">
            <text:p>5128.8</text:p>
          </table:table-cell>
          <table:table-cell table:style-name="ce20" office:value-type="float" office:value="5469.864" calcext:value-type="float">
            <text:p>5469.864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office:value-type="float" office:value="24.75666" calcext:value-type="float">
            <text:p>24.75666</text:p>
          </table:table-cell>
          <table:table-cell table:style-name="ce20" office:value-type="float" office:value="73.4894" calcext:value-type="float">
            <text:p>73.4894</text:p>
          </table:table-cell>
          <table:table-cell table:style-name="ce20" office:value-type="float" office:value="91.65" calcext:value-type="float">
            <text:p>91.65</text:p>
          </table:table-cell>
          <table:table-cell table:style-name="ce20" office:value-type="float" office:value="110.68" calcext:value-type="float">
            <text:p>110.68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158.1" calcext:value-type="float">
            <text:p>158.1</text:p>
          </table:table-cell>
          <table:table-cell table:style-name="ce20" office:value-type="float" office:value="180.03" calcext:value-type="float">
            <text:p>180.03</text:p>
          </table:table-cell>
          <table:table-cell table:style-name="ce20" office:value-type="float" office:value="225.18" calcext:value-type="float">
            <text:p>225.18</text:p>
          </table:table-cell>
          <table:table-cell table:style-name="ce20" office:value-type="float" office:value="249.798" calcext:value-type="float">
            <text:p>249.798</text:p>
          </table:table-cell>
          <table:table-cell table:style-name="ce20" office:value-type="float" office:value="687.36" calcext:value-type="float">
            <text:p>687.36</text:p>
          </table:table-cell>
          <table:table-cell table:style-name="ce20" office:value-type="float" office:value="756.7" calcext:value-type="float">
            <text:p>756.7</text:p>
          </table:table-cell>
          <table:table-cell table:style-name="ce20" office:value-type="float" office:value="830.8" calcext:value-type="float">
            <text:p>830.8</text:p>
          </table:table-cell>
          <table:table-cell table:style-name="ce20" office:value-type="float" office:value="927.5" calcext:value-type="float">
            <text:p>927.5</text:p>
          </table:table-cell>
          <table:table-cell table:style-name="ce20" office:value-type="float" office:value="1009" calcext:value-type="float">
            <text:p>1009</text:p>
          </table:table-cell>
          <table:table-cell table:style-name="ce20" office:value-type="float" office:value="1094" calcext:value-type="float">
            <text:p>1094</text:p>
          </table:table-cell>
          <table:table-cell table:style-name="ce20" office:value-type="float" office:value="1213" calcext:value-type="float">
            <text:p>1213</text:p>
          </table:table-cell>
          <table:table-cell table:style-name="ce20" office:value-type="float" office:value="1287.97" calcext:value-type="float">
            <text:p>1287.97</text:p>
          </table:table-cell>
          <table:table-cell table:style-name="ce20" office:value-type="float" office:value="5674.8" calcext:value-type="float">
            <text:p>5674.8</text:p>
          </table:table-cell>
          <table:table-cell table:style-name="ce20" office:value-type="float" office:value="6033.712" calcext:value-type="float">
            <text:p>6033.71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office:value-type="float" office:value="27.4917" calcext:value-type="float">
            <text:p>27.4917</text:p>
          </table:table-cell>
          <table:table-cell table:style-name="ce20" office:value-type="float" office:value="43.2672" calcext:value-type="float">
            <text:p>43.2672</text:p>
          </table:table-cell>
          <table:table-cell table:style-name="ce20" office:value-type="float" office:value="99.3" calcext:value-type="float">
            <text:p>99.3</text:p>
          </table:table-cell>
          <table:table-cell table:style-name="ce20" office:value-type="float" office:value="119.53" calcext:value-type="float">
            <text:p>119.53</text:p>
          </table:table-cell>
          <table:table-cell table:style-name="ce20" office:value-type="float" office:value="140.8" calcext:value-type="float">
            <text:p>140.8</text:p>
          </table:table-cell>
          <table:table-cell table:style-name="ce20" office:value-type="float" office:value="170.4" calcext:value-type="float">
            <text:p>170.4</text:p>
          </table:table-cell>
          <table:table-cell table:style-name="ce20" office:value-type="float" office:value="192.1" calcext:value-type="float">
            <text:p>192.1</text:p>
          </table:table-cell>
          <table:table-cell table:style-name="ce20" office:value-type="float" office:value="215.92" calcext:value-type="float">
            <text:p>215.92</text:p>
          </table:table-cell>
          <table:table-cell table:style-name="ce20" office:value-type="float" office:value="265.07" calcext:value-type="float">
            <text:p>265.07</text:p>
          </table:table-cell>
          <table:table-cell table:style-name="ce20" office:value-type="float" office:value="291.5" calcext:value-type="float">
            <text:p>291.5</text:p>
          </table:table-cell>
          <table:table-cell table:style-name="ce20" office:value-type="float" office:value="787.84" calcext:value-type="float">
            <text:p>787.84</text:p>
          </table:table-cell>
          <table:table-cell table:style-name="ce20" office:value-type="float" office:value="863.1" calcext:value-type="float">
            <text:p>863.1</text:p>
          </table:table-cell>
          <table:table-cell table:style-name="ce20" office:value-type="float" office:value="941.9" calcext:value-type="float">
            <text:p>941.9</text:p>
          </table:table-cell>
          <table:table-cell table:style-name="ce20" office:value-type="float" office:value="1044" calcext:value-type="float">
            <text:p>1044</text:p>
          </table:table-cell>
          <table:table-cell table:style-name="ce20" office:value-type="float" office:value="1131" calcext:value-type="float">
            <text:p>1131</text:p>
          </table:table-cell>
          <table:table-cell table:style-name="ce20" office:value-type="float" office:value="1221" calcext:value-type="float">
            <text:p>1221</text:p>
          </table:table-cell>
          <table:table-cell table:style-name="ce20" office:value-type="float" office:value="1346" calcext:value-type="float">
            <text:p>1346</text:p>
          </table:table-cell>
          <table:table-cell table:style-name="ce20" office:value-type="float" office:value="1425.4" calcext:value-type="float">
            <text:p>1425.4</text:p>
          </table:table-cell>
          <table:table-cell table:style-name="ce20" office:value-type="float" office:value="6249" calcext:value-type="float">
            <text:p>6249</text:p>
          </table:table-cell>
          <table:table-cell table:style-name="ce20" office:value-type="float" office:value="6625.82" calcext:value-type="float">
            <text:p>6625.82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14.66" calcext:value-type="float">
            <text:p>14.66</text:p>
          </table:table-cell>
          <table:table-cell office:value-type="float" office:value="29.311" calcext:value-type="float">
            <text:p>29.311</text:p>
          </table:table-cell>
          <table:table-cell office:value-type="float" office:value="46.709" calcext:value-type="float">
            <text:p>46.709</text:p>
          </table:table-cell>
          <table:table-cell table:style-name="ce20" office:value-type="float" office:value="65.2817" calcext:value-type="float">
            <text:p>65.2817</text:p>
          </table:table-cell>
          <table:table-cell table:style-name="ce20" office:value-type="float" office:value="128.13" calcext:value-type="float">
            <text:p>128.13</text:p>
          </table:table-cell>
          <table:table-cell table:style-name="ce20" office:value-type="float" office:value="150.6" calcext:value-type="float">
            <text:p>150.6</text:p>
          </table:table-cell>
          <table:table-cell table:style-name="ce20" office:value-type="float" office:value="173.4" calcext:value-type="float">
            <text:p>173.4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30.5" calcext:value-type="float">
            <text:p>230.5</text:p>
          </table:table-cell>
          <table:table-cell table:style-name="ce20" office:value-type="float" office:value="255.7" calcext:value-type="float">
            <text:p>255.7</text:p>
          </table:table-cell>
          <table:table-cell table:style-name="ce20" office:value-type="float" office:value="308.1" calcext:value-type="float">
            <text:p>308.1</text:p>
          </table:table-cell>
          <table:table-cell table:style-name="ce20" office:value-type="float" office:value="336.277" calcext:value-type="float">
            <text:p>336.277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60" calcext:value-type="float">
            <text:p>1060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60" calcext:value-type="float">
            <text:p>1260</text:p>
          </table:table-cell>
          <table:table-cell table:style-name="ce20" office:value-type="float" office:value="1355" calcext:value-type="float">
            <text:p>1355</text:p>
          </table:table-cell>
          <table:table-cell table:style-name="ce20" office:value-type="float" office:value="1486" calcext:value-type="float">
            <text:p>1486</text:p>
          </table:table-cell>
          <table:table-cell table:style-name="ce20" office:value-type="float" office:value="1569.6" calcext:value-type="float">
            <text:p>1569.6</text:p>
          </table:table-cell>
          <table:table-cell table:style-name="ce20" office:value-type="float" office:value="6851.3" calcext:value-type="float">
            <text:p>6851.3</text:p>
          </table:table-cell>
          <table:table-cell table:style-name="ce20" office:value-type="float" office:value="7246.12" calcext:value-type="float">
            <text:p>7246.12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office:value-type="float" office:value="30.96" calcext:value-type="float">
            <text:p>30.96</text:p>
          </table:table-cell>
          <table:table-cell table:style-name="ce20" office:value-type="float" office:value="49.16" calcext:value-type="float">
            <text:p>49.16</text:p>
          </table:table-cell>
          <table:table-cell table:style-name="ce20" office:value-type="float" office:value="69.46" calcext:value-type="float">
            <text:p>69.46</text:p>
          </table:table-cell>
          <table:table-cell table:style-name="ce20" office:value-type="float" office:value="90.6349" calcext:value-type="float">
            <text:p>90.6349</text:p>
          </table:table-cell>
          <table:table-cell table:style-name="ce20" office:value-type="float" office:value="160.18" calcext:value-type="float">
            <text:p>160.18</text:p>
          </table:table-cell>
          <table:table-cell table:style-name="ce20" office:value-type="float" office:value="184.7" calcext:value-type="float">
            <text:p>184.7</text:p>
          </table:table-cell>
          <table:table-cell table:style-name="ce20" office:value-type="float" office:value="209.3" calcext:value-type="float">
            <text:p>209.3</text:p>
          </table:table-cell>
          <table:table-cell table:style-name="ce20" office:value-type="float" office:value="244.4" calcext:value-type="float">
            <text:p>244.4</text:p>
          </table:table-cell>
          <table:table-cell table:style-name="ce20" office:value-type="float" office:value="270.8" calcext:value-type="float">
            <text:p>270.8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354.8" calcext:value-type="float">
            <text:p>354.8</text:p>
          </table:table-cell>
          <table:table-cell table:style-name="ce20" office:value-type="float" office:value="384.168" calcext:value-type="float">
            <text:p>384.168</text:p>
          </table:table-cell>
          <table:table-cell table:style-name="ce20" office:value-type="float" office:value="1010.6" calcext:value-type="float">
            <text:p>1010.6</text:p>
          </table:table-cell>
          <table:table-cell table:style-name="ce20" office:value-type="float" office:value="1097" calcext:value-type="float">
            <text:p>1097</text:p>
          </table:table-cell>
          <table:table-cell table:style-name="ce20" office:value-type="float" office:value="1185" calcext:value-type="float">
            <text:p>1185</text:p>
          </table:table-cell>
          <table:table-cell table:style-name="ce20" office:value-type="float" office:value="1299" calcext:value-type="float">
            <text:p>1299</text:p>
          </table:table-cell>
          <table:table-cell table:style-name="ce20" office:value-type="float" office:value="1396" calcext:value-type="float">
            <text:p>1396</text:p>
          </table:table-cell>
          <table:table-cell table:style-name="ce20" office:value-type="float" office:value="1496" calcext:value-type="float">
            <text:p>1496</text:p>
          </table:table-cell>
          <table:table-cell table:style-name="ce20" office:value-type="float" office:value="1634" calcext:value-type="float">
            <text:p>1634</text:p>
          </table:table-cell>
          <table:table-cell table:style-name="ce20" office:value-type="float" office:value="1721.4" calcext:value-type="float">
            <text:p>1721.4</text:p>
          </table:table-cell>
          <table:table-cell table:style-name="ce20" office:value-type="float" office:value="7481.7" calcext:value-type="float">
            <text:p>7481.7</text:p>
          </table:table-cell>
          <table:table-cell table:style-name="ce20" office:value-type="float" office:value="7894.81" calcext:value-type="float">
            <text:p>7894.81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office:value-type="float" office:value="33.668" calcext:value-type="float">
            <text:p>33.668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72.4" calcext:value-type="float">
            <text:p>72.4</text:p>
          </table:table-cell>
          <table:table-cell table:style-name="ce20" office:value-type="float" office:value="95.6" calcext:value-type="float">
            <text:p>95.6</text:p>
          </table:table-cell>
          <table:table-cell table:style-name="ce20" office:value-type="float" office:value="119.203" calcext:value-type="float">
            <text:p>119.203</text:p>
          </table:table-cell>
          <table:table-cell table:style-name="ce20" office:value-type="float" office:value="194.5" calcext:value-type="float">
            <text:p>194.5</text:p>
          </table:table-cell>
          <table:table-cell table:style-name="ce20" office:value-type="float" office:value="221.8" calcext:value-type="float">
            <text:p>221.8</text:p>
          </table:table-cell>
          <table:table-cell table:style-name="ce20" office:value-type="float" office:value="248.3" calcext:value-type="float">
            <text:p>248.3</text:p>
          </table:table-cell>
          <table:table-cell table:style-name="ce20" office:value-type="float" office:value="286" calcext:value-type="float">
            <text:p>286</text:p>
          </table:table-cell>
          <table:table-cell table:style-name="ce20" office:value-type="float" office:value="314.4" calcext:value-type="float">
            <text:p>314.4</text:p>
          </table:table-cell>
          <table:table-cell table:style-name="ce20" office:value-type="float" office:value="343.6" calcext:value-type="float">
            <text:p>343.6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435.163" calcext:value-type="float">
            <text:p>435.163</text:p>
          </table:table-cell>
          <table:table-cell table:style-name="ce20" office:value-type="float" office:value="1134.7" calcext:value-type="float">
            <text:p>1134.7</text:p>
          </table:table-cell>
          <table:table-cell table:style-name="ce20" office:value-type="float" office:value="1224" calcext:value-type="float">
            <text:p>1224</text:p>
          </table:table-cell>
          <table:table-cell table:style-name="ce20" office:value-type="float" office:value="1317" calcext:value-type="float">
            <text:p>1317</text:p>
          </table:table-cell>
          <table:table-cell table:style-name="ce20" office:value-type="float" office:value="1437" calcext:value-type="float">
            <text:p>1437</text:p>
          </table:table-cell>
          <table:table-cell table:style-name="ce20" office:value-type="float" office:value="1539" calcext:value-type="float">
            <text:p>1539</text:p>
          </table:table-cell>
          <table:table-cell table:style-name="ce20" office:value-type="float" office:value="1644" calcext:value-type="float">
            <text:p>1644</text:p>
          </table:table-cell>
          <table:table-cell table:style-name="ce20" office:value-type="float" office:value="1788" calcext:value-type="float">
            <text:p>1788</text:p>
          </table:table-cell>
          <table:table-cell table:style-name="ce20" office:value-type="float" office:value="1879.9" calcext:value-type="float">
            <text:p>1879.9</text:p>
          </table:table-cell>
          <table:table-cell table:style-name="ce20" office:value-type="float" office:value="8140.6" calcext:value-type="float">
            <text:p>8140.6</text:p>
          </table:table-cell>
          <table:table-cell table:style-name="ce20" office:value-type="float" office:value="8571.94" calcext:value-type="float">
            <text:p>8571.94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office:value-type="float" office:value="30.652" calcext:value-type="float">
            <text:p>30.652</text:p>
          </table:table-cell>
          <table:table-cell table:style-name="ce20" office:value-type="float" office:value="54.8" calcext:value-type="float">
            <text:p>54.8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9.1" calcext:value-type="float">
            <text:p>99.1</text:p>
          </table:table-cell>
          <table:table-cell table:style-name="ce20" office:value-type="float" office:value="124.98" calcext:value-type="float">
            <text:p>124.98</text:p>
          </table:table-cell>
          <table:table-cell table:style-name="ce20" office:value-type="float" office:value="151.06" calcext:value-type="float">
            <text:p>151.06</text:p>
          </table:table-cell>
          <table:table-cell table:style-name="ce20" office:value-type="float" office:value="233.6" calcext:value-type="float">
            <text:p>233.6</text:p>
          </table:table-cell>
          <table:table-cell table:style-name="ce20" office:value-type="float" office:value="262.1" calcext:value-type="float">
            <text:p>262.1</text:p>
          </table:table-cell>
          <table:table-cell table:style-name="ce20" office:value-type="float" office:value="290.2" calcext:value-type="float">
            <text:p>290.2</text:p>
          </table:table-cell>
          <table:table-cell table:style-name="ce20" office:value-type="float" office:value="330.8" calcext:value-type="float">
            <text:p>330.8</text:p>
          </table:table-cell>
          <table:table-cell table:style-name="ce20" office:value-type="float" office:value="361" calcext:value-type="float">
            <text:p>361</text:p>
          </table:table-cell>
          <table:table-cell table:style-name="ce20" office:value-type="float" office:value="392.2" calcext:value-type="float">
            <text:p>392.2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489.256" calcext:value-type="float">
            <text:p>489.256</text:p>
          </table:table-cell>
          <table:table-cell table:style-name="ce20" office:value-type="float" office:value="1266" calcext:value-type="float">
            <text:p>1266</text:p>
          </table:table-cell>
          <table:table-cell table:style-name="ce20" office:value-type="float" office:value="1358" calcext:value-type="float">
            <text:p>1358</text:p>
          </table:table-cell>
          <table:table-cell table:style-name="ce20" office:value-type="float" office:value="1456" calcext:value-type="float">
            <text:p>1456</text:p>
          </table:table-cell>
          <table:table-cell table:style-name="ce20" office:value-type="float" office:value="1582" calcext:value-type="float">
            <text:p>1582</text:p>
          </table:table-cell>
          <table:table-cell table:style-name="ce20" office:value-type="float" office:value="1689" calcext:value-type="float">
            <text:p>1689</text:p>
          </table:table-cell>
          <table:table-cell table:style-name="ce20" office:value-type="float" office:value="1799" calcext:value-type="float">
            <text:p>1799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float" office:value="8828" calcext:value-type="float">
            <text:p>8828</text:p>
          </table:table-cell>
          <table:table-cell table:style-name="ce20" office:value-type="float" office:value="9277.69" calcext:value-type="float">
            <text:p>9277.69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office:value-type="float" office:value="33.5" calcext:value-type="float">
            <text:p>33.5</text:p>
          </table:table-cell>
          <table:table-cell table:style-name="ce20" office:value-type="float" office:value="51.3" calcext:value-type="float">
            <text:p>51.3</text:p>
          </table:table-cell>
          <table:table-cell table:style-name="ce20" office:value-type="float" office:value="79.5" calcext:value-type="float">
            <text:p>79.5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128.9" calcext:value-type="float">
            <text:p>128.9</text:p>
          </table:table-cell>
          <table:table-cell table:style-name="ce20" office:value-type="float" office:value="157.8" calcext:value-type="float">
            <text:p>157.8</text:p>
          </table:table-cell>
          <table:table-cell table:style-name="ce20" office:value-type="float" office:value="186.13" calcext:value-type="float">
            <text:p>186.13</text:p>
          </table:table-cell>
          <table:table-cell table:style-name="ce20" office:value-type="float" office:value="275.4" calcext:value-type="float">
            <text:p>275.4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411" calcext:value-type="float">
            <text:p>411</text:p>
          </table:table-cell>
          <table:table-cell table:style-name="ce20" office:value-type="float" office:value="444" calcext:value-type="float">
            <text:p>444</text:p>
          </table:table-cell>
          <table:table-cell table:style-name="ce20" office:value-type="float" office:value="511.96" calcext:value-type="float">
            <text:p>511.96</text:p>
          </table:table-cell>
          <table:table-cell table:style-name="ce20" office:value-type="float" office:value="546.58" calcext:value-type="float">
            <text:p>546.58</text:p>
          </table:table-cell>
          <table:table-cell table:style-name="ce20" office:value-type="float" office:value="1397.2" calcext:value-type="float">
            <text:p>1397.2</text:p>
          </table:table-cell>
          <table:table-cell table:style-name="ce20" office:value-type="float" office:value="1504.6" calcext:value-type="float">
            <text:p>1504.6</text:p>
          </table:table-cell>
          <table:table-cell table:style-name="ce20" office:value-type="float" office:value="1603" calcext:value-type="float">
            <text:p>1603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1846" calcext:value-type="float">
            <text:p>1846</text:p>
          </table:table-cell>
          <table:table-cell table:style-name="ce20" office:value-type="float" office:value="1962" calcext:value-type="float">
            <text:p>1962</text:p>
          </table:table-cell>
          <table:table-cell table:style-name="ce20" office:value-type="float" office:value="2119" calcext:value-type="float">
            <text:p>2119</text:p>
          </table:table-cell>
          <table:table-cell table:style-name="ce20" office:value-type="float" office:value="2219" calcext:value-type="float">
            <text:p>2219</text:p>
          </table:table-cell>
          <table:table-cell table:style-name="ce20" office:value-type="float" office:value="9544.1" calcext:value-type="float">
            <text:p>9544.1</text:p>
          </table:table-cell>
          <table:table-cell table:style-name="ce20" office:value-type="float" office:value="10012.12" calcext:value-type="float">
            <text:p>10012.12</text:p>
          </table:table-cell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office:value-type="float" office:value="35.19" calcext:value-type="float">
            <text:p>35.19</text:p>
          </table:table-cell>
          <table:table-cell table:style-name="ce20" office:value-type="float" office:value="54.9" calcext:value-type="float">
            <text:p>54.9</text:p>
          </table:table-cell>
          <table:table-cell table:style-name="ce20" office:value-type="float" office:value="76.06" calcext:value-type="float">
            <text:p>76.0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224.6" calcext:value-type="float">
            <text:p>224.6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352" calcext:value-type="float">
            <text:p>352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571.08" calcext:value-type="float">
            <text:p>571.08</text:p>
          </table:table-cell>
          <table:table-cell table:style-name="ce20" office:value-type="float" office:value="607.06" calcext:value-type="float">
            <text:p>607.06</text:p>
          </table:table-cell>
          <table:table-cell table:style-name="ce20" office:value-type="float" office:value="1541" calcext:value-type="float">
            <text:p>1541</text:p>
          </table:table-cell>
          <table:table-cell table:style-name="ce20" office:value-type="float" office:value="1648" calcext:value-type="float">
            <text:p>1648</text:p>
          </table:table-cell>
          <table:table-cell table:style-name="ce20" office:value-type="float" office:value="1756" calcext:value-type="float">
            <text:p>1756</text:p>
          </table:table-cell>
          <table:table-cell table:style-name="ce20" office:value-type="float" office:value="1894" calcext:value-type="float">
            <text:p>1894</text:p>
          </table:table-cell>
          <table:table-cell table:style-name="ce20" office:value-type="float" office:value="2011" calcext:value-type="float">
            <text:p>2011</text:p>
          </table:table-cell>
          <table:table-cell table:style-name="ce20" office:value-type="float" office:value="2131" calcext:value-type="float">
            <text:p>2131</text:p>
          </table:table-cell>
          <table:table-cell table:style-name="ce20" office:value-type="float" office:value="2295" calcext:value-type="float">
            <text:p>2295</text:p>
          </table:table-cell>
          <table:table-cell table:style-name="ce20" office:value-type="float" office:value="2399.2" calcext:value-type="float">
            <text:p>2399.2</text:p>
          </table:table-cell>
          <table:table-cell table:style-name="ce20" office:value-type="float" office:value="10288.8" calcext:value-type="float">
            <text:p>10288.8</text:p>
          </table:table-cell>
          <table:table-cell table:style-name="ce20" office:value-type="float" office:value="10775.4" calcext:value-type="float">
            <text:p>10775.4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office:value-type="float" office:value="36.841" calcext:value-type="float">
            <text:p>36.841</text:p>
          </table:table-cell>
          <table:table-cell table:style-name="ce20" office:value-type="float" office:value="57.38" calcext:value-type="float">
            <text:p>57.38</text:p>
          </table:table-cell>
          <table:table-cell table:style-name="ce20" office:value-type="float" office:value="79.8" calcext:value-type="float">
            <text:p>79.8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65.3" calcext:value-type="float">
            <text:p>265.3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557" calcext:value-type="float">
            <text:p>557</text:p>
          </table:table-cell>
          <table:table-cell table:style-name="ce20" office:value-type="float" office:value="633" calcext:value-type="float">
            <text:p>633</text:p>
          </table:table-cell>
          <table:table-cell table:style-name="ce20" office:value-type="float" office:value="670.588" calcext:value-type="float">
            <text:p>670.588</text:p>
          </table:table-cell>
          <table:table-cell table:style-name="ce20" office:value-type="float" office:value="1697" calcext:value-type="float">
            <text:p>1697</text:p>
          </table:table-cell>
          <table:table-cell table:style-name="ce20" office:value-type="float" office:value="1804" calcext:value-type="float">
            <text:p>1804</text:p>
          </table:table-cell>
          <table:table-cell table:style-name="ce20" office:value-type="float" office:value="1916" calcext:value-type="float">
            <text:p>1916</text:p>
          </table:table-cell>
          <table:table-cell table:style-name="ce20" office:value-type="float" office:value="2060" calcext:value-type="float">
            <text:p>2060</text:p>
          </table:table-cell>
          <table:table-cell table:style-name="ce20" office:value-type="float" office:value="2182" calcext:value-type="float">
            <text:p>2182</text:p>
          </table:table-cell>
          <table:table-cell table:style-name="ce20" office:value-type="float" office:value="2308" calcext:value-type="float">
            <text:p>2308</text:p>
          </table:table-cell>
          <table:table-cell table:style-name="ce20" office:value-type="float" office:value="2478" calcext:value-type="float">
            <text:p>2478</text:p>
          </table:table-cell>
          <table:table-cell table:style-name="ce20" office:value-type="float" office:value="2587.5" calcext:value-type="float">
            <text:p>2587.5</text:p>
          </table:table-cell>
          <table:table-cell table:style-name="ce20" office:value-type="float" office:value="11062.38" calcext:value-type="float">
            <text:p>11062.38</text:p>
          </table:table-cell>
          <table:table-cell table:style-name="ce20" office:value-type="float" office:value="11567.617" calcext:value-type="float">
            <text:p>11567.617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office:value-type="float" office:value="39.723" calcext:value-type="float">
            <text:p>39.723</text:p>
          </table:table-cell>
          <table:table-cell table:style-name="ce20" office:value-type="float" office:value="59.4" calcext:value-type="float">
            <text:p>59.4</text:p>
          </table:table-cell>
          <table:table-cell table:style-name="ce20" office:value-type="float" office:value="82.6" calcext:value-type="float">
            <text:p>82.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310.8" calcext:value-type="float">
            <text:p>310.8</text:p>
          </table:table-cell>
          <table:table-cell table:style-name="ce20" office:value-type="float" office:value="419.7" calcext:value-type="float">
            <text:p>419.7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698" calcext:value-type="float">
            <text:p>698</text:p>
          </table:table-cell>
          <table:table-cell table:style-name="ce20" office:value-type="float" office:value="738" calcext:value-type="float">
            <text:p>738</text:p>
          </table:table-cell>
          <table:table-cell table:style-name="ce20" office:value-type="float" office:value="1856" calcext:value-type="float">
            <text:p>1856</text:p>
          </table:table-cell>
          <table:table-cell table:number-columns-repeated="3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30.71" calcext:value-type="float">
            <text:p>30.71</text:p>
          </table:table-cell>
          <table:table-cell table:style-name="ce20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office:value-type="float" office:value="34.2241" calcext:value-type="float">
            <text:p>34.2241</text:p>
          </table:table-cell>
          <table:table-cell table:style-name="ce20" office:value-type="float" office:value="45.7131" calcext:value-type="float">
            <text:p>45.7131</text:p>
          </table:table-cell>
          <table:table-cell table:style-name="ce20" office:value-type="float" office:value="93.5" calcext:value-type="float">
            <text:p>93.5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office:value-type="float" office:value="28.351" calcext:value-type="float">
            <text:p>28.351</text:p>
          </table:table-cell>
          <table:table-cell table:style-name="ce20" office:value-type="float" office:value="50.13" calcext:value-type="float">
            <text:p>50.13</text:p>
          </table:table-cell>
          <table:table-cell table:style-name="ce20" office:value-type="float" office:value="62.63" calcext:value-type="float">
            <text:p>62.63</text:p>
          </table:table-cell>
          <table:table-cell table:style-name="ce20" office:value-type="float" office:value="127.6" calcext:value-type="float">
            <text:p>12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office:value-type="float" office:value="30.8204" calcext:value-type="float">
            <text:p>30.8204</text:p>
          </table:table-cell>
          <table:table-cell table:style-name="ce20" office:value-type="float" office:value="42.945" calcext:value-type="float">
            <text:p>42.945</text:p>
          </table:table-cell>
          <table:table-cell table:style-name="ce20" office:value-type="float" office:value="68.3" calcext:value-type="float">
            <text:p>68.3</text:p>
          </table:table-cell>
          <table:table-cell table:style-name="ce20" office:value-type="float" office:value="81.7" calcext:value-type="float">
            <text:p>81.7</text:p>
          </table:table-cell>
          <table:table-cell table:style-name="ce20" office:value-type="float" office:value="155.4" calcext:value-type="float">
            <text:p>155.4</text:p>
          </table:table-cell>
          <table:table-cell table:number-columns-repeated="5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office:value-type="float" office:value="36" calcext:value-type="float">
            <text:p>36</text:p>
          </table:table-cell>
          <table:table-cell table:style-name="ce20" office:value-type="float" office:value="47.3" calcext:value-type="float">
            <text:p>47.3</text:p>
          </table:table-cell>
          <table:table-cell table:style-name="ce20" office:value-type="float" office:value="59.7" calcext:value-type="float">
            <text:p>59.7</text:p>
          </table:table-cell>
          <table:table-cell table:style-name="ce20" office:value-type="float" office:value="88.6" calcext:value-type="float">
            <text:p>88.6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92.8" calcext:value-type="float">
            <text:p>192.8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office:value-type="float" office:value="36.95" calcext:value-type="float">
            <text:p>36.95</text:p>
          </table:table-cell>
          <table:table-cell table:style-name="ce20" office:value-type="float" office:value="52.5" calcext:value-type="float">
            <text:p>52.5</text:p>
          </table:table-cell>
          <table:table-cell table:style-name="ce20" office:value-type="float" office:value="64.7" calcext:value-type="float">
            <text:p>64.7</text:p>
          </table:table-cell>
          <table:table-cell table:style-name="ce20" office:value-type="float" office:value="78.5" calcext:value-type="float">
            <text:p>78.5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5.802" calcext:value-type="float">
            <text:p>125.802</text:p>
          </table:table-cell>
          <table:table-cell table:style-name="ce20" office:value-type="float" office:value="230.85" calcext:value-type="float">
            <text:p>230.85</text:p>
          </table:table-cell>
          <table:table-cell table:style-name="ce20" office:value-type="float" office:value="268.2" calcext:value-type="float">
            <text:p>268.2</text:p>
          </table:table-cell>
          <table:table-cell table:style-name="ce20" office:value-type="float" office:value="308" calcext:value-type="float">
            <text:p>308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447" calcext:value-type="float">
            <text:p>447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541" calcext:value-type="float">
            <text:p>541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786" calcext:value-type="float">
            <text:p>786</text:p>
          </table:table-cell>
          <table:table-cell table:style-name="ce20" office:value-type="float" office:value="833" calcext:value-type="float">
            <text:p>833</text:p>
          </table:table-cell>
          <table:table-cell table:style-name="ce20" office:value-type="float" office:value="884" calcext:value-type="float">
            <text:p>884</text:p>
          </table:table-cell>
          <table:table-cell table:style-name="ce20" office:value-type="float" office:value="937" calcext:value-type="float">
            <text:p>937</text:p>
          </table:table-cell>
          <table:table-cell table:style-name="ce20" office:value-type="float" office:value="998" calcext:value-type="float">
            <text:p>998</text:p>
          </table:table-cell>
          <table:table-cell table:style-name="ce20" office:value-type="float" office:value="1051" calcext:value-type="float">
            <text:p>1051</text:p>
          </table:table-cell>
          <table:table-cell table:style-name="ce20" office:value-type="float" office:value="1151" calcext:value-type="float">
            <text:p>1151</text:p>
          </table:table-cell>
          <table:table-cell table:style-name="ce19" office:value-type="float" office:value="1205.3" calcext:value-type="float">
            <text:p>1205.3</text:p>
          </table:table-cell>
          <table:table-cell table:style-name="ce19" office:value-type="float" office:value="2928" calcext:value-type="float">
            <text:p>2928</text:p>
          </table:table-cell>
          <table:table-cell table:style-name="ce19" office:value-type="float" office:value="3070" calcext:value-type="float">
            <text:p>3070</text:p>
          </table:table-cell>
          <table:table-cell table:style-name="ce19" office:value-type="float" office:value="3227" calcext:value-type="float">
            <text:p>3227</text:p>
          </table:table-cell>
          <table:table-cell table:style-name="ce19" office:value-type="float" office:value="3381" calcext:value-type="float">
            <text:p>3381</text:p>
          </table:table-cell>
          <table:table-cell table:number-columns-repeated="2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office:value-type="float" office:value="27.285" calcext:value-type="float">
            <text:p>27.285</text:p>
          </table:table-cell>
          <table:table-cell office:value-type="float" office:value="40" calcext:value-type="float">
            <text:p>40</text:p>
          </table:table-cell>
          <table:table-cell table:style-name="ce20" office:value-type="float" office:value="52.6" calcext:value-type="float">
            <text:p>52.6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84.4" calcext:value-type="float">
            <text:p>84.4</text:p>
          </table:table-cell>
          <table:table-cell table:style-name="ce20" office:value-type="float" office:value="99.2" calcext:value-type="float">
            <text:p>99.2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7.1" calcext:value-type="float">
            <text:p>277.1</text:p>
          </table:table-cell>
          <table:table-cell table:number-columns-repeated="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office:value-type="float" office:value="42.89" calcext:value-type="float">
            <text:p>42.8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1.6" calcext:value-type="float">
            <text:p>71.6</text:p>
          </table:table-cell>
          <table:table-cell table:style-name="ce20" office:value-type="float" office:value="90.8" calcext:value-type="float">
            <text:p>90.8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122.3" calcext:value-type="float">
            <text:p>122.3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324.1" calcext:value-type="float">
            <text:p>324.1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office:value-type="float" office:value="20.52" calcext:value-type="float">
            <text:p>20.52</text:p>
          </table:table-cell>
          <table:table-cell table:style-name="ce20" office:value-type="float" office:value="60.597" calcext:value-type="float">
            <text:p>60.597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46.2" calcext:value-type="float">
            <text:p>146.2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374" calcext:value-type="float">
            <text:p>374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office:value-type="float" office:value="22.99" calcext:value-type="float">
            <text:p>22.99</text:p>
          </table:table-cell>
          <table:table-cell table:style-name="ce20" office:value-type="float" office:value="34.34" calcext:value-type="float">
            <text:p>34.34</text:p>
          </table:table-cell>
          <table:table-cell table:style-name="ce20" office:value-type="float" office:value="80.348" calcext:value-type="float">
            <text:p>80.3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office:value-type="float" office:value="25.04" calcext:value-type="float">
            <text:p>25.04</text:p>
          </table:table-cell>
          <table:table-cell table:style-name="ce20" office:value-type="float" office:value="38.3" calcext:value-type="float">
            <text:p>38.3</text:p>
          </table:table-cell>
          <table:table-cell table:style-name="ce20" office:value-type="float" office:value="50.55" calcext:value-type="float">
            <text:p>50.55</text:p>
          </table:table-cell>
          <table:table-cell table:style-name="ce20" office:value-type="float" office:value="102.057" calcext:value-type="float">
            <text:p>102.057</text:p>
          </table:table-cell>
          <table:table-cell table:style-name="ce20" office:value-type="float" office:value="125" calcext:value-type="float">
            <text:p>125</text:p>
          </table:table-cell>
          <table:table-cell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office:value-type="float" office:value="27.13" calcext:value-type="float">
            <text:p>27.13</text:p>
          </table:table-cell>
          <table:table-cell table:style-name="ce20" office:value-type="float" office:value="46.4" calcext:value-type="float">
            <text:p>46.4</text:p>
          </table:table-cell>
          <table:table-cell table:style-name="ce20" office:value-type="float" office:value="54.49" calcext:value-type="float">
            <text:p>54.49</text:p>
          </table:table-cell>
          <table:table-cell table:style-name="ce20" office:value-type="float" office:value="68.8276" calcext:value-type="float">
            <text:p>68.8276</text:p>
          </table:table-cell>
          <table:table-cell table:style-name="ce20" office:value-type="float" office:value="125.664" calcext:value-type="float">
            <text:p>125.664</text:p>
          </table:table-cell>
          <table:table-cell table:style-name="ce20" office:value-type="float" office:value="143.6" calcext:value-type="float">
            <text:p>143.6</text:p>
          </table:table-cell>
          <table:table-cell table:style-name="ce20" office:value-type="float" office:value="164.12" calcext:value-type="float">
            <text:p>164.12</text:p>
          </table:table-cell>
          <table:table-cell table:style-name="ce20" office:value-type="float" office:value="186.4" calcext:value-type="float">
            <text:p>186.4</text:p>
          </table:table-cell>
          <table:table-cell table:style-name="ce20" office:value-type="float" office:value="209.3" calcext:value-type="float">
            <text:p>209.3</text:p>
          </table:table-cell>
          <table:table-cell table:style-name="ce20" office:value-type="float" office:value="230.28" calcext:value-type="float">
            <text:p>230.28</text:p>
          </table:table-cell>
          <table:table-cell table:style-name="ce20" office:value-type="float" office:value="279.1" calcext:value-type="float">
            <text:p>279.1</text:p>
          </table:table-cell>
          <table:table-cell table:style-name="ce19" office:value-type="float" office:value="302.6" calcext:value-type="float">
            <text:p>302.6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636" calcext:value-type="float">
            <text:p>636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767" calcext:value-type="float">
            <text:p>767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office:value-type="float" office:value="968" calcext:value-type="float">
            <text:p>968</text:p>
          </table:table-cell>
          <table:table-cell table:style-name="ce19" office:value-type="float" office:value="1020" calcext:value-type="float">
            <text:p>1020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1263" calcext:value-type="float">
            <text:p>126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office:value-type="float" office:value="1387" calcext:value-type="float">
            <text:p>1387</text:p>
          </table:table-cell>
          <table:table-cell table:style-name="ce19" office:value-type="float" office:value="1449" calcext:value-type="float">
            <text:p>1449</text:p>
          </table:table-cell>
          <table:table-cell table:style-name="ce19" office:value-type="float" office:value="1535" calcext:value-type="float">
            <text:p>1535</text:p>
          </table:table-cell>
          <table:table-cell table:style-name="ce19" office:value-type="float" office:value="1601" calcext:value-type="float">
            <text:p>1601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office:value-type="float" office:value="29.54" calcext:value-type="float">
            <text:p>29.54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office:value-type="float" office:value="28.47" calcext:value-type="float">
            <text:p>28.47</text:p>
          </table:table-cell>
          <table:table-cell table:style-name="ce20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office:value-type="float" office:value="31.06" calcext:value-type="float">
            <text:p>31.06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office:value-type="float" office:value="32.93" calcext:value-type="float">
            <text:p>32.9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office:value-type="float" office:value="34.83" calcext:value-type="float">
            <text:p>34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office:value-type="float" office:value="37.48" calcext:value-type="float">
            <text:p>37.4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office:value-type="float" office:value="28.03" calcext:value-type="float">
            <text:p>28.03</text:p>
          </table:table-cell>
          <table:table-cell table:style-name="ce20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office:value-type="float" office:value="30.5026" calcext:value-type="float">
            <text:p>30.5026</text:p>
          </table:table-cell>
          <table:table-cell table:style-name="ce20" office:value-type="float" office:value="40.73502" calcext:value-type="float">
            <text:p>40.73502</text:p>
          </table:table-cell>
          <table:table-cell table:style-name="ce20" office:value-type="float" office:value="72.28" calcext:value-type="float">
            <text:p>72.2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office:value-type="float" office:value="25.3" calcext:value-type="float">
            <text:p>25.3</text:p>
          </table:table-cell>
          <table:table-cell table:style-name="ce20" office:value-type="float" office:value="44.2" calcext:value-type="float">
            <text:p>44.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08" calcext:value-type="float">
            <text:p>108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office:value-type="float" office:value="27.96" calcext:value-type="float">
            <text:p>27.96</text:p>
          </table:table-cell>
          <table:table-cell table:style-name="ce20" office:value-type="float" office:value="37.41" calcext:value-type="float">
            <text:p>37.41</text:p>
          </table:table-cell>
          <table:table-cell table:style-name="ce20" office:value-type="float" office:value="58.75" calcext:value-type="float">
            <text:p>58.75</text:p>
          </table:table-cell>
          <table:table-cell table:style-name="ce20" office:value-type="float" office:value="70.7" calcext:value-type="float">
            <text:p>70.7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office:value-type="float" office:value="32.123" calcext:value-type="float">
            <text:p>32.12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office:value-type="float" office:value="23.15745" calcext:value-type="float">
            <text:p>23.15745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office:value-type="float" office:value="19.1773" calcext:value-type="float">
            <text:p>19.1773</text:p>
          </table:table-cell>
          <table:table-cell table:style-name="ce20" office:value-type="float" office:value="49.95" calcext:value-type="float">
            <text:p>49.95</text:p>
          </table:table-cell>
          <table:table-cell table:style-name="ce20" office:value-type="float" office:value="61.6" calcext:value-type="float">
            <text:p>61.6</text:p>
          </table:table-cell>
          <table:table-cell table:style-name="Default" table:number-columns-repeated="2"/>
          <table:table-cell table:number-columns-repeated="31"/>
          <table:table-cell table:style-name="ce23"/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office:value-type="float" office:value="20.198" calcext:value-type="float">
            <text:p>20.198</text:p>
          </table:table-cell>
          <table:table-cell table:style-name="ce20" office:value-type="float" office:value="36.758" calcext:value-type="float">
            <text:p>36.758</text:p>
          </table:table-cell>
          <table:table-cell table:style-name="ce20" office:value-type="float" office:value="65.55" calcext:value-type="float">
            <text:p>65.55</text:p>
          </table:table-cell>
          <table:table-cell table:style-name="ce20" office:value-type="float" office:value="77.6" calcext:value-type="float">
            <text:p>77.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office:value-type="float" office:value="21.624" calcext:value-type="float">
            <text:p>21.624</text:p>
          </table:table-cell>
          <table:table-cell table:style-name="ce20" office:value-type="float" office:value="38.98" calcext:value-type="float">
            <text:p>38.98</text:p>
          </table:table-cell>
          <table:table-cell table:style-name="ce20" office:value-type="float" office:value="57.53" calcext:value-type="float">
            <text:p>57.53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office:value-type="float" office:value="22.1" calcext:value-type="float">
            <text:p>22.1</text:p>
          </table:table-cell>
          <table:table-cell table:style-name="ce20" office:value-type="float" office:value="40.41" calcext:value-type="float">
            <text:p>40.4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office:value-type="float" office:value="22.3" calcext:value-type="float">
            <text:p>22.3</text:p>
          </table:table-cell>
          <table:table-cell table:style-name="ce20" office:value-type="float" office:value="41.1" calcext:value-type="float">
            <text:p>41.1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office:value-type="float" office:value="23.4" calcext:value-type="float">
            <text:p>23.4</text:p>
          </table:table-cell>
          <table:table-cell table:style-name="ce20" office:value-type="float" office:value="41.4" calcext:value-type="float">
            <text:p>41.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office:value-type="float" office:value="24.92" calcext:value-type="float">
            <text:p>24.92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63" calcext:value-type="float">
            <text:p>20.63</text:p>
          </table:table-cell>
          <table:table-cell table:style-name="ce20" office:value-type="float" office:value="44" calcext:value-type="float">
            <text:p>44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office:value-type="float" office:value="21.91" calcext:value-type="float">
            <text:p>21.91</text:p>
          </table:table-cell>
          <table:table-cell table:style-name="ce20" office:value-type="float" office:value="39.79" calcext:value-type="float">
            <text:p>39.79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office:value-type="float" office:value="22.8" calcext:value-type="float">
            <text:p>22.8</text:p>
          </table:table-cell>
          <table:table-cell table:style-name="ce20" office:value-type="float" office:value="41.47" calcext:value-type="float">
            <text:p>41.4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office:value-type="float" office:value="22.84" calcext:value-type="float">
            <text:p>22.84</text:p>
          </table:table-cell>
          <table:table-cell table:style-name="ce20" office:value-type="float" office:value="42.5" calcext:value-type="float">
            <text:p>42.5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office:value-type="float" office:value="22.74" calcext:value-type="float">
            <text:p>22.74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office:value-type="float" office:value="23.68" calcext:value-type="float">
            <text:p>23.68</text:p>
          </table:table-cell>
          <table:table-cell table:style-name="ce20" office:value-type="float" office:value="42.7" calcext:value-type="float">
            <text:p>42.7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office:value-type="float" office:value="25.05" calcext:value-type="float">
            <text:p>25.05</text:p>
          </table:table-cell>
          <table:table-cell table:style-name="ce20" office:value-type="float" office:value="43.56" calcext:value-type="float">
            <text:p>43.56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8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office:value-type="float" office:value="20.9594" calcext:value-type="float">
            <text:p>20.9594</text:p>
          </table:table-cell>
          <table:table-cell table:style-name="ce20" office:value-type="float" office:value="45.25" calcext:value-type="float">
            <text:p>45.25</text:p>
          </table:table-cell>
          <table:table-cell table:style-name="ce20" office:value-type="float" office:value="66.8" calcext:value-type="float">
            <text:p>66.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table:style-name="ce20" office:value-type="float" office:value="33.33" calcext:value-type="float">
            <text:p>33.33</text:p>
          </table:table-cell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office:value-type="float" office:value="18.563" calcext:value-type="float">
            <text:p>18.56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office:value-type="float" office:value="20.5" calcext:value-type="float">
            <text:p>20.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office:value-type="float" office:value="34.2" calcext:value-type="float">
            <text:p>34.2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office:value-type="float" office:value="29.83" calcext:value-type="float">
            <text:p>29.83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office:value-type="float" office:value="31.9373" calcext:value-type="float">
            <text:p>31.9373</text:p>
          </table:table-cell>
          <table:table-cell table:style-name="ce20" office:value-type="float" office:value="42.32" calcext:value-type="float">
            <text:p>42.32</text:p>
          </table:table-cell>
          <table:table-cell table:style-name="ce20" office:value-type="float" office:value="68.8" calcext:value-type="float">
            <text:p>68.8</text:p>
          </table:table-cell>
          <table:table-cell table:style-name="ce20"/>
          <table:table-cell table:style-name="Default"/>
          <table:table-cell table:number-columns-repeated="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8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office:value-type="float" office:value="25.56" calcext:value-type="float">
            <text:p>25.56</text:p>
          </table:table-cell>
          <table:table-cell table:style-name="ce20" office:value-type="float" office:value="45.3" calcext:value-type="float">
            <text:p>45.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8.3" calcext:value-type="float">
            <text:p>88.3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ce19" office:value-type="float" office:value="9.31751" calcext:value-type="float">
            <text:p>9.31751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28.8" calcext:value-type="float">
            <text:p>28.8</text:p>
          </table:table-cell>
          <table:table-cell table:style-name="Default" table:number-columns-repeated="3"/>
          <table:table-cell table:number-columns-repeated="31"/>
          <table:table-cell table:style-name="ce23"/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6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5"/>
          <table:table-cell table:number-columns-repeated="34"/>
          <table:table-cell table:style-name="Default"/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/>
          <table:table-cell table:style-name="ce19" office:value-type="float" office:value="6.2657" calcext:value-type="float">
            <text:p>6.2657</text:p>
          </table:table-cell>
          <table:table-cell table:style-name="Default" table:number-columns-repeated="6"/>
          <table:table-cell table:number-columns-repeated="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table:style-name="Default"/>
          <table:table-cell table:style-name="ce19" office:value-type="float" office:value="6.0262" calcext:value-type="float">
            <text:p>6.0262</text:p>
          </table:table-cell>
          <table:table-cell table:style-name="Default" table:number-columns-repeated="6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table:style-name="Default"/>
          <table:table-cell table:style-name="ce19" office:value-type="float" office:value="5.9738" calcext:value-type="float">
            <text:p>5.9738</text:p>
          </table:table-cell>
          <table:table-cell table:style-name="ce19" table:number-columns-repeated="2"/>
          <table:table-cell/>
          <table:table-cell table:style-name="Default" table:number-columns-repeated="3"/>
          <table:table-cell table:number-columns-repeated="33"/>
          <table:table-cell table:style-name="Default"/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table:style-name="Default"/>
          <table:table-cell table:style-name="ce19" office:value-type="float" office:value="5.9915" calcext:value-type="float">
            <text:p>5.9915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table:style-name="Default"/>
          <table:table-cell table:style-name="ce19" office:value-type="float" office:value="6.1979" calcext:value-type="float">
            <text:p>6.1979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table:style-name="Default"/>
          <table:table-cell table:style-name="ce19" office:value-type="float" office:value="6.2817" calcext:value-type="float">
            <text:p>6.2817</text:p>
          </table:table-cell>
          <table:table-cell table:style-name="ce19" table:number-columns-repeated="2"/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table:style-name="Default"/>
          <table:table-cell table:style-name="ce19" office:value-type="float" office:value="6.42" calcext:value-type="float">
            <text:p>6.42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table:style-name="Default"/>
          <table:table-cell table:style-name="ce19" office:value-type="float" office:value="6.5" calcext:value-type="float">
            <text:p>6.5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table:style-name="Default"/>
          <table:table-cell table:style-name="ce19" office:value-type="float" office:value="6.58" calcext:value-type="float">
            <text:p>6.58</text:p>
          </table:table-cell>
          <table:table-cell table:style-name="ce19" table:number-columns-repeated="2"/>
          <table:table-cell table:number-columns-repeated="4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table:style-name="Default"/>
          <table:table-cell table:style-name="ce19" office:value-type="float" office:value="6.65" calcext:value-type="float">
            <text:p>6.65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table:style-name="Default"/>
          <table:table-cell table:style-name="ce19" office:value-type="float" office:value="4.9" calcext:value-type="float">
            <text:p>4.9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table:style-name="Default"/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 table:number-rows-repeated="62">
          <table:table-cell table:number-columns-repeated="2"/>
          <table:table-cell table:style-name="Default" table:number-columns-repeated="2"/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9" table:number-columns-repeated="2"/>
          <table:table-cell table:number-columns-repeated="34"/>
          <table:table-cell table:style-name="Default" table:number-columns-repeated="19"/>
          <table:table-cell table:number-columns-repeated="3"/>
        </table:table-row>
      </table:table>
      <table:table table:name="Ionization_energies_sum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nergy after ionization:</text:p>
          </table:table-cell>
          <table:table-cell table:number-columns-repeated="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Ionization_energies.C3] + SUM([$Ionization_energies.D3:$Ionization_energies.D3])" office:value-type="float" office:value="14.352635" calcext:value-type="float">
            <text:p>14.352635</text:p>
          </table:table-cell>
          <table:table-cell table:formula="of:=SUM([$Ionization_energies.D3:$Ionization_energies.D3])" office:value-type="float" office:value="13.59844" calcext:value-type="float">
            <text:p>13.59844</text:p>
          </table:table-cell>
          <table:table-cell table:number-columns-repeated="17"/>
        </table:table-row>
        <table:table-row table:style-name="ro1">
          <table:table-cell table:formula="of:=[$Ionization_energies.C4] + SUM([$Ionization_energies.D4:$Ionization_energies.E4])" office:value-type="float" office:value="78.50514" calcext:value-type="float">
            <text:p>78.50514</text:p>
          </table:table-cell>
          <table:table-cell table:formula="of:=SUM([$Ionization_energies.D4:$Ionization_energies.E4])" office:value-type="float" office:value="79.00514" calcext:value-type="float">
            <text:p>79.00514</text:p>
          </table:table-cell>
          <table:table-cell table:formula="of:=SUM([$Ionization_energies.E4:$Ionization_energies.E4])" office:value-type="float" office:value="54.41776" calcext:value-type="float">
            <text:p>54.41776</text:p>
          </table:table-cell>
          <table:table-cell table:number-columns-repeated="16"/>
        </table:table-row>
        <table:table-row table:style-name="ro1">
          <table:table-cell table:formula="of:=[$Ionization_energies.C5] + SUM([$Ionization_energies.D5:$Ionization_energies.F5])" office:value-type="float" office:value="204.104199" calcext:value-type="float">
            <text:p>204.104199</text:p>
          </table:table-cell>
          <table:table-cell table:formula="of:=SUM([$Ionization_energies.D5:$Ionization_energies.F5])" office:value-type="float" office:value="203.48615" calcext:value-type="float">
            <text:p>203.48615</text:p>
          </table:table-cell>
          <table:table-cell table:formula="of:=SUM([$Ionization_energies.E5:$Ionization_energies.F5])" office:value-type="float" office:value="198.09444" calcext:value-type="float">
            <text:p>198.09444</text:p>
          </table:table-cell>
          <table:table-cell table:formula="of:=SUM([$Ionization_energies.F5:$Ionization_energies.F5])" office:value-type="float" office:value="122.45435" calcext:value-type="float">
            <text:p>122.45435</text:p>
          </table:table-cell>
          <table:table-cell table:number-columns-repeated="15"/>
        </table:table-row>
        <table:table-row table:style-name="ro1">
          <table:table-cell table:formula="of:=[$Ionization_energies.C6] + SUM([$Ionization_energies.D6:$Ionization_energies.G6])" office:value-type="float" office:value="398.64862" calcext:value-type="float">
            <text:p>398.64862</text:p>
          </table:table-cell>
          <table:table-cell table:formula="of:=SUM([$Ionization_energies.D6:$Ionization_energies.G6])" office:value-type="float" office:value="399.14862" calcext:value-type="float">
            <text:p>399.14862</text:p>
          </table:table-cell>
          <table:table-cell table:formula="of:=SUM([$Ionization_energies.E6:$Ionization_energies.G6])" office:value-type="float" office:value="389.82593" calcext:value-type="float">
            <text:p>389.82593</text:p>
          </table:table-cell>
          <table:table-cell table:formula="of:=SUM([$Ionization_energies.F6:$Ionization_energies.G6])" office:value-type="float" office:value="371.61478" calcext:value-type="float">
            <text:p>371.61478</text:p>
          </table:table-cell>
          <table:table-cell table:formula="of:=SUM([$Ionization_energies.G6:$Ionization_energies.G6])" office:value-type="float" office:value="217.71858" calcext:value-type="float">
            <text:p>217.71858</text:p>
          </table:table-cell>
          <table:table-cell table:number-columns-repeated="14"/>
        </table:table-row>
        <table:table-row table:style-name="ro1">
          <table:table-cell table:formula="of:=[$Ionization_energies.C7] + SUM([$Ionization_energies.D7:$Ionization_energies.H7])" office:value-type="float" office:value="671.264243" calcext:value-type="float">
            <text:p>671.264243</text:p>
          </table:table-cell>
          <table:table-cell table:formula="of:=SUM([$Ionization_energies.D7:$Ionization_energies.H7])" office:value-type="float" office:value="670.98452" calcext:value-type="float">
            <text:p>670.98452</text:p>
          </table:table-cell>
          <table:table-cell table:formula="of:=SUM([$Ionization_energies.E7:$Ionization_energies.H7])" office:value-type="float" office:value="662.68649" calcext:value-type="float">
            <text:p>662.68649</text:p>
          </table:table-cell>
          <table:table-cell table:formula="of:=SUM([$Ionization_energies.F7:$Ionization_energies.H7])" office:value-type="float" office:value="637.53165" calcext:value-type="float">
            <text:p>637.53165</text:p>
          </table:table-cell>
          <table:table-cell table:formula="of:=SUM([$Ionization_energies.G7:$Ionization_energies.H7])" office:value-type="float" office:value="599.60101" calcext:value-type="float">
            <text:p>599.60101</text:p>
          </table:table-cell>
          <table:table-cell table:formula="of:=SUM([$Ionization_energies.H7:$Ionization_energies.H7])" office:value-type="float" office:value="340.2258" calcext:value-type="float">
            <text:p>340.2258</text:p>
          </table:table-cell>
          <table:table-cell table:number-columns-repeated="13"/>
        </table:table-row>
        <table:table-row table:style-name="ro1">
          <table:table-cell table:formula="of:=[$Ionization_energies.C8] + SUM([$Ionization_energies.D8:$Ionization_energies.I8])" office:value-type="float" office:value="1031.3677826" calcext:value-type="float">
            <text:p>1031.3677826</text:p>
          </table:table-cell>
          <table:table-cell table:formula="of:=SUM([$Ionization_energies.D8:$Ionization_energies.I8])" office:value-type="float" office:value="1030.10566" calcext:value-type="float">
            <text:p>1030.10566</text:p>
          </table:table-cell>
          <table:table-cell table:formula="of:=SUM([$Ionization_energies.E8:$Ionization_energies.I8])" office:value-type="float" office:value="1018.84536" calcext:value-type="float">
            <text:p>1018.84536</text:p>
          </table:table-cell>
          <table:table-cell table:formula="of:=SUM([$Ionization_energies.F8:$Ionization_energies.I8])" office:value-type="float" office:value="994.46204" calcext:value-type="float">
            <text:p>994.46204</text:p>
          </table:table-cell>
          <table:table-cell table:formula="of:=SUM([$Ionization_energies.G8:$Ionization_energies.I8])" office:value-type="float" office:value="946.57424" calcext:value-type="float">
            <text:p>946.57424</text:p>
          </table:table-cell>
          <table:table-cell table:formula="of:=SUM([$Ionization_energies.H8:$Ionization_energies.I8])" office:value-type="float" office:value="882.08034" calcext:value-type="float">
            <text:p>882.08034</text:p>
          </table:table-cell>
          <table:table-cell table:formula="of:=SUM([$Ionization_energies.I8:$Ionization_energies.I8])" office:value-type="float" office:value="489.99334" calcext:value-type="float">
            <text:p>489.99334</text:p>
          </table:table-cell>
          <table:table-cell table:number-columns-repeated="12"/>
        </table:table-row>
        <table:table-row table:style-name="ro1">
          <table:table-cell table:formula="of:=[$Ionization_energies.C9] + SUM([$Ionization_energies.D9:$Ionization_energies.J9])" office:value-type="float" office:value="1475.99618" calcext:value-type="float">
            <text:p>1475.99618</text:p>
          </table:table-cell>
          <table:table-cell table:formula="of:=SUM([$Ionization_energies.D9:$Ionization_energies.J9])" office:value-type="float" office:value="1476.06618" calcext:value-type="float">
            <text:p>1476.06618</text:p>
          </table:table-cell>
          <table:table-cell table:formula="of:=SUM([$Ionization_energies.E9:$Ionization_energies.J9])" office:value-type="float" office:value="1471.53204" calcext:value-type="float">
            <text:p>1471.53204</text:p>
          </table:table-cell>
          <table:table-cell table:formula="of:=SUM([$Ionization_energies.F9:$Ionization_energies.J9])" office:value-type="float" office:value="1441.93074" calcext:value-type="float">
            <text:p>1441.93074</text:p>
          </table:table-cell>
          <table:table-cell table:formula="of:=SUM([$Ionization_energies.G9:$Ionization_energies.J9])" office:value-type="float" office:value="1394.4815" calcext:value-type="float">
            <text:p>1394.4815</text:p>
          </table:table-cell>
          <table:table-cell table:formula="of:=SUM([$Ionization_energies.H9:$Ionization_energies.J9])" office:value-type="float" office:value="1317.008" calcext:value-type="float">
            <text:p>1317.008</text:p>
          </table:table-cell>
          <table:table-cell table:formula="of:=SUM([$Ionization_energies.I9:$Ionization_energies.J9])" office:value-type="float" office:value="1219.1178" calcext:value-type="float">
            <text:p>1219.1178</text:p>
          </table:table-cell>
          <table:table-cell table:formula="of:=SUM([$Ionization_energies.J9:$Ionization_energies.J9])" office:value-type="float" office:value="667.046" calcext:value-type="float">
            <text:p>667.046</text:p>
          </table:table-cell>
          <table:table-cell table:number-columns-repeated="11"/>
        </table:table-row>
        <table:table-row table:style-name="ro1">
          <table:table-cell table:formula="of:=[$Ionization_energies.C10] + SUM([$Ionization_energies.D10:$Ionization_energies.K10])" office:value-type="float" office:value="2045.26430297" calcext:value-type="float">
            <text:p>2045.26430297</text:p>
          </table:table-cell>
          <table:table-cell table:formula="of:=SUM([$Ionization_energies.D10:$Ionization_energies.K10])" office:value-type="float" office:value="2043.80319" calcext:value-type="float">
            <text:p>2043.80319</text:p>
          </table:table-cell>
          <table:table-cell table:formula="of:=SUM([$Ionization_energies.E10:$Ionization_energies.K10])" office:value-type="float" office:value="2030.18513" calcext:value-type="float">
            <text:p>2030.18513</text:p>
          </table:table-cell>
          <table:table-cell table:formula="of:=SUM([$Ionization_energies.F10:$Ionization_energies.K10])" office:value-type="float" office:value="1995.06783" calcext:value-type="float">
            <text:p>1995.06783</text:p>
          </table:table-cell>
          <table:table-cell table:formula="of:=SUM([$Ionization_energies.G10:$Ionization_energies.K10])" office:value-type="float" office:value="1940.13233" calcext:value-type="float">
            <text:p>1940.13233</text:p>
          </table:table-cell>
          <table:table-cell table:formula="of:=SUM([$Ionization_energies.H10:$Ionization_energies.K10])" office:value-type="float" office:value="1862.7188" calcext:value-type="float">
            <text:p>1862.7188</text:p>
          </table:table-cell>
          <table:table-cell table:formula="of:=SUM([$Ionization_energies.I10:$Ionization_energies.K10])" office:value-type="float" office:value="1748.8198" calcext:value-type="float">
            <text:p>1748.8198</text:p>
          </table:table-cell>
          <table:table-cell table:formula="of:=SUM([$Ionization_energies.J10:$Ionization_energies.K10])" office:value-type="float" office:value="1610.7001" calcext:value-type="float">
            <text:p>1610.7001</text:p>
          </table:table-cell>
          <table:table-cell table:formula="of:=SUM([$Ionization_energies.K10:$Ionization_energies.K10])" office:value-type="float" office:value="871.4101" calcext:value-type="float">
            <text:p>871.4101</text:p>
          </table:table-cell>
          <table:table-cell table:number-columns-repeated="10"/>
        </table:table-row>
        <table:table-row table:style-name="ro1">
          <table:table-cell table:formula="of:=[$Ionization_energies.C11] + SUM([$Ionization_energies.D11:$Ionization_energies.L11])" office:value-type="float" office:value="2719.2657298" calcext:value-type="float">
            <text:p>2719.2657298</text:p>
          </table:table-cell>
          <table:table-cell table:formula="of:=SUM([$Ionization_energies.D11:$Ionization_energies.L11])" office:value-type="float" office:value="2715.86454" calcext:value-type="float">
            <text:p>2715.86454</text:p>
          </table:table-cell>
          <table:table-cell table:formula="of:=SUM([$Ionization_energies.E11:$Ionization_energies.L11])" office:value-type="float" office:value="2698.44172" calcext:value-type="float">
            <text:p>2698.44172</text:p>
          </table:table-cell>
          <table:table-cell table:formula="of:=SUM([$Ionization_energies.F11:$Ionization_energies.L11])" office:value-type="float" office:value="2663.4709" calcext:value-type="float">
            <text:p>2663.4709</text:p>
          </table:table-cell>
          <table:table-cell table:formula="of:=SUM([$Ionization_energies.G11:$Ionization_energies.L11])" office:value-type="float" office:value="2600.7625" calcext:value-type="float">
            <text:p>2600.7625</text:p>
          </table:table-cell>
          <table:table-cell table:formula="of:=SUM([$Ionization_energies.H11:$Ionization_energies.L11])" office:value-type="float" office:value="2513.6227" calcext:value-type="float">
            <text:p>2513.6227</text:p>
          </table:table-cell>
          <table:table-cell table:formula="of:=SUM([$Ionization_energies.I11:$Ionization_energies.L11])" office:value-type="float" office:value="2399.3799" calcext:value-type="float">
            <text:p>2399.3799</text:p>
          </table:table-cell>
          <table:table-cell table:formula="of:=SUM([$Ionization_energies.J11:$Ionization_energies.L11])" office:value-type="float" office:value="2242.2148" calcext:value-type="float">
            <text:p>2242.2148</text:p>
          </table:table-cell>
          <table:table-cell table:formula="of:=SUM([$Ionization_energies.K11:$Ionization_energies.L11])" office:value-type="float" office:value="2057.0288" calcext:value-type="float">
            <text:p>2057.0288</text:p>
          </table:table-cell>
          <table:table-cell table:formula="of:=SUM([$Ionization_energies.L11:$Ionization_energies.L11])" office:value-type="float" office:value="1103.1176" calcext:value-type="float">
            <text:p>1103.1176</text:p>
          </table:table-cell>
          <table:table-cell table:number-columns-repeated="9"/>
        </table:table-row>
        <table:table-row table:style-name="ro1">
          <table:table-cell table:formula="of:=[$Ionization_energies.C12] + SUM([$Ionization_energies.D12:$Ionization_energies.M12])" office:value-type="float" office:value="3510.44078" calcext:value-type="float">
            <text:p>3510.44078</text:p>
          </table:table-cell>
          <table:table-cell table:formula="of:=SUM([$Ionization_energies.D12:$Ionization_energies.M12])" office:value-type="float" office:value="3511.64078" calcext:value-type="float">
            <text:p>3511.64078</text:p>
          </table:table-cell>
          <table:table-cell table:formula="of:=SUM([$Ionization_energies.E12:$Ionization_energies.M12])" office:value-type="float" office:value="3490.07618" calcext:value-type="float">
            <text:p>3490.07618</text:p>
          </table:table-cell>
          <table:table-cell table:formula="of:=SUM([$Ionization_energies.F12:$Ionization_energies.M12])" office:value-type="float" office:value="3449.1129" calcext:value-type="float">
            <text:p>3449.1129</text:p>
          </table:table-cell>
          <table:table-cell table:formula="of:=SUM([$Ionization_energies.G12:$Ionization_energies.M12])" office:value-type="float" office:value="3385.6629" calcext:value-type="float">
            <text:p>3385.6629</text:p>
          </table:table-cell>
          <table:table-cell table:formula="of:=SUM([$Ionization_energies.H12:$Ionization_energies.M12])" office:value-type="float" office:value="3288.5429" calcext:value-type="float">
            <text:p>3288.5429</text:p>
          </table:table-cell>
          <table:table-cell table:formula="of:=SUM([$Ionization_energies.I12:$Ionization_energies.M12])" office:value-type="float" office:value="3162.3329" calcext:value-type="float">
            <text:p>3162.3329</text:p>
          </table:table-cell>
          <table:table-cell table:formula="of:=SUM([$Ionization_energies.J12:$Ionization_energies.M12])" office:value-type="float" office:value="3004.4029" calcext:value-type="float">
            <text:p>3004.4029</text:p>
          </table:table-cell>
          <table:table-cell table:formula="of:=SUM([$Ionization_energies.K12:$Ionization_energies.M12])" office:value-type="float" office:value="2797.127" calcext:value-type="float">
            <text:p>2797.127</text:p>
          </table:table-cell>
          <table:table-cell table:formula="of:=SUM([$Ionization_energies.L12:$Ionization_energies.M12])" office:value-type="float" office:value="2558.0281" calcext:value-type="float">
            <text:p>2558.0281</text:p>
          </table:table-cell>
          <table:table-cell table:formula="of:=SUM([$Ionization_energies.M12:$Ionization_energies.M12])" office:value-type="float" office:value="1362.1995" calcext:value-type="float">
            <text:p>1362.1995</text:p>
          </table:table-cell>
          <table:table-cell table:number-columns-repeated="8"/>
        </table:table-row>
        <table:table-row table:style-name="ro1">
          <table:table-cell table:formula="of:=[$Ionization_energies.C13] + SUM([$Ionization_energies.D13:$Ionization_energies.N13])" office:value-type="float" office:value="4420.520406" calcext:value-type="float">
            <text:p>4420.520406</text:p>
          </table:table-cell>
          <table:table-cell table:formula="of:=SUM([$Ionization_energies.D13:$Ionization_energies.N13])" office:value-type="float" office:value="4419.97248" calcext:value-type="float">
            <text:p>4419.97248</text:p>
          </table:table-cell>
          <table:table-cell table:formula="of:=SUM([$Ionization_energies.E13:$Ionization_energies.N13])" office:value-type="float" office:value="4414.8334" calcext:value-type="float">
            <text:p>4414.8334</text:p>
          </table:table-cell>
          <table:table-cell table:number-columns-repeated="16"/>
        </table:table-row>
        <table:table-row table:style-name="ro1">
          <table:table-cell table:formula="of:=[$Ionization_energies.C14] + SUM([$Ionization_energies.D14:$Ionization_energies.O14])" office:value-type="float" office:value="5412.47072" calcext:value-type="float">
            <text:p>5412.47072</text:p>
          </table:table-cell>
          <table:table-cell table:formula="of:=SUM([$Ionization_energies.D14:$Ionization_energies.O14])" office:value-type="float" office:value="5412.87072" calcext:value-type="float">
            <text:p>5412.87072</text:p>
          </table:table-cell>
          <table:table-cell table:formula="of:=SUM([$Ionization_energies.E14:$Ionization_energies.O14])" office:value-type="float" office:value="5405.22448" calcext:value-type="float">
            <text:p>5405.22448</text:p>
          </table:table-cell>
          <table:table-cell table:formula="of:=SUM([$Ionization_energies.F14:$Ionization_energies.O14])" office:value-type="float" office:value="5390.1892" calcext:value-type="float">
            <text:p>5390.1892</text:p>
          </table:table-cell>
          <table:table-cell table:number-columns-repeated="15"/>
        </table:table-row>
        <table:table-row table:style-name="ro1">
          <table:table-cell table:formula="of:=[$Ionization_energies.C15] + SUM([$Ionization_energies.D15:$Ionization_energies.P15])" office:value-type="float" office:value="6600.42281" calcext:value-type="float">
            <text:p>6600.42281</text:p>
          </table:table-cell>
          <table:table-cell table:formula="of:=SUM([$Ionization_energies.D15:$Ionization_energies.P15])" office:value-type="float" office:value="6599.98998" calcext:value-type="float">
            <text:p>6599.98998</text:p>
          </table:table-cell>
          <table:table-cell table:formula="of:=SUM([$Ionization_energies.E15:$Ionization_energies.P15])" office:value-type="float" office:value="6599.00421" calcext:value-type="float">
            <text:p>6599.00421</text:p>
          </table:table-cell>
          <table:table-cell table:formula="of:=SUM([$Ionization_energies.F15:$Ionization_energies.P15])" office:value-type="float" office:value="6580.17565" calcext:value-type="float">
            <text:p>6580.17565</text:p>
          </table:table-cell>
          <table:table-cell table:formula="of:=SUM([$Ionization_energies.G15:$Ionization_energies.P15])" office:value-type="float" office:value="6551.728" calcext:value-type="float">
            <text:p>6551.728</text:p>
          </table:table-cell>
          <table:table-cell table:number-columns-repeated="14"/>
        </table:table-row>
        <table:table-row table:style-name="ro1">
          <table:table-cell table:formula="of:=[$Ionization_energies.C16] + SUM([$Ionization_energies.D16:$Ionization_energies.Q16])" office:value-type="float" office:value="7889.6808912" calcext:value-type="float">
            <text:p>7889.6808912</text:p>
          </table:table-cell>
          <table:table-cell table:formula="of:=SUM([$Ionization_energies.D16:$Ionization_energies.Q16])" office:value-type="float" office:value="7888.29137" calcext:value-type="float">
            <text:p>7888.29137</text:p>
          </table:table-cell>
          <table:table-cell table:formula="of:=SUM([$Ionization_energies.E16:$Ionization_energies.Q16])" office:value-type="float" office:value="7880.13968" calcext:value-type="float">
            <text:p>7880.13968</text:p>
          </table:table-cell>
          <table:table-cell table:formula="of:=SUM([$Ionization_energies.F16:$Ionization_energies.Q16])" office:value-type="float" office:value="7863.79383" calcext:value-type="float">
            <text:p>7863.79383</text:p>
          </table:table-cell>
          <table:table-cell table:formula="of:=SUM([$Ionization_energies.G16:$Ionization_energies.Q16])" office:value-type="float" office:value="7830.30081" calcext:value-type="float">
            <text:p>7830.30081</text:p>
          </table:table-cell>
          <table:table-cell table:formula="of:=SUM([$Ionization_energies.H16:$Ionization_energies.Q16])" office:value-type="float" office:value="7785.159" calcext:value-type="float">
            <text:p>7785.159</text:p>
          </table:table-cell>
          <table:table-cell table:number-columns-repeated="13"/>
        </table:table-row>
        <table:table-row table:style-name="ro1">
          <table:table-cell table:formula="of:=[$Ionization_energies.C17] + SUM([$Ionization_energies.D17:$Ionization_energies.R17])" office:value-type="float" office:value="9306.547399" calcext:value-type="float">
            <text:p>9306.547399</text:p>
          </table:table-cell>
          <table:table-cell table:formula="of:=SUM([$Ionization_energies.D17:$Ionization_energies.R17])" office:value-type="float" office:value="9305.80079" calcext:value-type="float">
            <text:p>9305.80079</text:p>
          </table:table-cell>
          <table:table-cell table:formula="of:=SUM([$Ionization_energies.E17:$Ionization_energies.R17])" office:value-type="float" office:value="9295.3141" calcext:value-type="float">
            <text:p>9295.3141</text:p>
          </table:table-cell>
          <table:table-cell table:formula="of:=SUM([$Ionization_energies.F17:$Ionization_energies.R17])" office:value-type="float" office:value="9275.5447" calcext:value-type="float">
            <text:p>9275.5447</text:p>
          </table:table-cell>
          <table:table-cell table:formula="of:=SUM([$Ionization_energies.G17:$Ionization_energies.R17])" office:value-type="float" office:value="9245.342" calcext:value-type="float">
            <text:p>9245.342</text:p>
          </table:table-cell>
          <table:table-cell table:formula="of:=SUM([$Ionization_energies.H17:$Ionization_energies.R17])" office:value-type="float" office:value="9193.8981" calcext:value-type="float">
            <text:p>9193.8981</text:p>
          </table:table-cell>
          <table:table-cell table:formula="of:=SUM([$Ionization_energies.I17:$Ionization_energies.R17])" office:value-type="float" office:value="9128.873" calcext:value-type="float">
            <text:p>9128.873</text:p>
          </table:table-cell>
          <table:table-cell table:number-columns-repeated="12"/>
        </table:table-row>
        <table:table-row table:style-name="ro1">
          <table:table-cell table:formula="of:=[$Ionization_energies.C18] + SUM([$Ionization_energies.D18:$Ionization_energies.S18])" office:value-type="float" office:value="10861.6017142" calcext:value-type="float">
            <text:p>10861.6017142</text:p>
          </table:table-cell>
          <table:table-cell table:formula="of:=SUM([$Ionization_energies.D18:$Ionization_energies.S18])" office:value-type="float" office:value="10859.52461" calcext:value-type="float">
            <text:p>10859.52461</text:p>
          </table:table-cell>
          <table:table-cell table:formula="of:=SUM([$Ionization_energies.E18:$Ionization_energies.S18])" office:value-type="float" office:value="10849.1646" calcext:value-type="float">
            <text:p>10849.1646</text:p>
          </table:table-cell>
          <table:table-cell table:formula="of:=SUM([$Ionization_energies.F18:$Ionization_energies.S18])" office:value-type="float" office:value="10825.8267" calcext:value-type="float">
            <text:p>10825.8267</text:p>
          </table:table-cell>
          <table:table-cell table:formula="of:=SUM([$Ionization_energies.G18:$Ionization_energies.S18])" office:value-type="float" office:value="10791.0367" calcext:value-type="float">
            <text:p>10791.0367</text:p>
          </table:table-cell>
          <table:table-cell table:formula="of:=SUM([$Ionization_energies.H18:$Ionization_energies.S18])" office:value-type="float" office:value="10743.8147" calcext:value-type="float">
            <text:p>10743.8147</text:p>
          </table:table-cell>
          <table:table-cell table:formula="of:=SUM([$Ionization_energies.I18:$Ionization_energies.S18])" office:value-type="float" office:value="10671.2202" calcext:value-type="float">
            <text:p>10671.2202</text:p>
          </table:table-cell>
          <table:table-cell table:formula="of:=SUM([$Ionization_energies.J18:$Ionization_energies.S18])" office:value-type="float" office:value="10583.1672" calcext:value-type="float">
            <text:p>10583.1672</text:p>
          </table:table-cell>
          <table:table-cell table:number-columns-repeated="11"/>
        </table:table-row>
        <table:table-row table:style-name="ro1">
          <table:table-cell table:formula="of:=[$Ionization_energies.C19] + SUM([$Ionization_energies.D19:$Ionization_energies.T19])" office:value-type="float" office:value="12558.422365" calcext:value-type="float">
            <text:p>12558.422365</text:p>
          </table:table-cell>
          <table:table-cell table:formula="of:=SUM([$Ionization_energies.D19:$Ionization_energies.T19])" office:value-type="float" office:value="12554.80964" calcext:value-type="float">
            <text:p>12554.80964</text:p>
          </table:table-cell>
          <table:table-cell table:formula="of:=SUM([$Ionization_energies.E19:$Ionization_energies.T19])" office:value-type="float" office:value="12541.842" calcext:value-type="float">
            <text:p>12541.842</text:p>
          </table:table-cell>
          <table:table-cell table:formula="of:=SUM([$Ionization_energies.F19:$Ionization_energies.T19])" office:value-type="float" office:value="12518.028" calcext:value-type="float">
            <text:p>12518.028</text:p>
          </table:table-cell>
          <table:table-cell table:formula="of:=SUM([$Ionization_energies.G19:$Ionization_energies.T19])" office:value-type="float" office:value="12478.418" calcext:value-type="float">
            <text:p>12478.418</text:p>
          </table:table-cell>
          <table:table-cell table:formula="of:=SUM([$Ionization_energies.H19:$Ionization_energies.T19])" office:value-type="float" office:value="12424.9528" calcext:value-type="float">
            <text:p>12424.9528</text:p>
          </table:table-cell>
          <table:table-cell table:formula="of:=SUM([$Ionization_energies.I19:$Ionization_energies.T19])" office:value-type="float" office:value="12357.1528" calcext:value-type="float">
            <text:p>12357.1528</text:p>
          </table:table-cell>
          <table:table-cell table:formula="of:=SUM([$Ionization_energies.J19:$Ionization_energies.T19])" office:value-type="float" office:value="12260.1228" calcext:value-type="float">
            <text:p>12260.1228</text:p>
          </table:table-cell>
          <table:table-cell table:formula="of:=SUM([$Ionization_energies.K19:$Ionization_energies.T19])" office:value-type="float" office:value="12145.927" calcext:value-type="float">
            <text:p>12145.927</text:p>
          </table:table-cell>
          <table:table-cell table:number-columns-repeated="10"/>
        </table:table-row>
        <table:table-row table:style-name="ro1">
          <table:table-cell table:formula="of:=[$Ionization_energies.C20] + SUM([$Ionization_energies.D20:$Ionization_energies.U20])" office:value-type="float" office:value="14396.86659" calcext:value-type="float">
            <text:p>14396.86659</text:p>
          </table:table-cell>
          <table:table-cell table:formula="of:=SUM([$Ionization_energies.D20:$Ionization_energies.U20])" office:value-type="float" office:value="14397.86659" calcext:value-type="float">
            <text:p>14397.86659</text:p>
          </table:table-cell>
          <table:table-cell table:formula="of:=SUM([$Ionization_energies.E20:$Ionization_energies.U20])" office:value-type="float" office:value="14382.10697" calcext:value-type="float">
            <text:p>14382.10697</text:p>
          </table:table-cell>
          <table:table-cell table:formula="of:=SUM([$Ionization_energies.F20:$Ionization_energies.U20])" office:value-type="float" office:value="14354.4773" calcext:value-type="float">
            <text:p>14354.4773</text:p>
          </table:table-cell>
          <table:table-cell table:formula="of:=SUM([$Ionization_energies.G20:$Ionization_energies.U20])" office:value-type="float" office:value="14313.7373" calcext:value-type="float">
            <text:p>14313.7373</text:p>
          </table:table-cell>
          <table:table-cell table:formula="of:=SUM([$Ionization_energies.H20:$Ionization_energies.U20])" office:value-type="float" office:value="14253.9273" calcext:value-type="float">
            <text:p>14253.9273</text:p>
          </table:table-cell>
          <table:table-cell table:formula="of:=SUM([$Ionization_energies.I20:$Ionization_energies.U20])" office:value-type="float" office:value="14178.9073" calcext:value-type="float">
            <text:p>14178.9073</text:p>
          </table:table-cell>
          <table:table-cell table:formula="of:=SUM([$Ionization_energies.J20:$Ionization_energies.U20])" office:value-type="float" office:value="14087.8983" calcext:value-type="float">
            <text:p>14087.8983</text:p>
          </table:table-cell>
          <table:table-cell table:formula="of:=SUM([$Ionization_energies.K20:$Ionization_energies.U20])" office:value-type="float" office:value="13963.5753" calcext:value-type="float">
            <text:p>13963.5753</text:p>
          </table:table-cell>
          <table:table-cell table:formula="of:=SUM([$Ionization_energies.L20:$Ionization_energies.U20])" office:value-type="float" office:value="13820.1153" calcext:value-type="float">
            <text:p>13820.1153</text:p>
          </table:table-cell>
          <table:table-cell table:number-columns-repeated="9"/>
        </table:table-row>
        <table:table-row table:style-name="ro1">
          <table:table-cell table:formula="of:=[$Ionization_energies.C21] + SUM([$Ionization_energies.D21:$Ionization_energies.V21])" office:value-type="float" office:value="16379.951519" calcext:value-type="float">
            <text:p>16379.951519</text:p>
          </table:table-cell>
          <table:table-cell table:formula="of:=SUM([$Ionization_energies.D21:$Ionization_energies.V21])" office:value-type="float" office:value="16379.45006" calcext:value-type="float">
            <text:p>16379.45006</text:p>
          </table:table-cell>
          <table:table-cell table:formula="of:=SUM([$Ionization_energies.E21:$Ionization_energies.V21])" office:value-type="float" office:value="16375.1094" calcext:value-type="float">
            <text:p>16375.1094</text:p>
          </table:table-cell>
          <table:table-cell table:number-columns-repeated="16"/>
        </table:table-row>
        <table:table-row table:style-name="ro1">
          <table:table-cell table:formula="of:=[$Ionization_energies.C22] + SUM([$Ionization_energies.D22:$Ionization_energies.W22])" office:value-type="float" office:value="18508.99153" calcext:value-type="float">
            <text:p>18508.99153</text:p>
          </table:table-cell>
          <table:table-cell table:formula="of:=SUM([$Ionization_energies.D22:$Ionization_energies.W22])" office:value-type="float" office:value="18508.96698" calcext:value-type="float">
            <text:p>18508.96698</text:p>
          </table:table-cell>
          <table:table-cell table:formula="of:=SUM([$Ionization_energies.E22:$Ionization_energies.W22])" office:value-type="float" office:value="18502.85382" calcext:value-type="float">
            <text:p>18502.85382</text:p>
          </table:table-cell>
          <table:table-cell table:formula="of:=SUM([$Ionization_energies.F22:$Ionization_energies.W22])" office:value-type="float" office:value="18490.9821" calcext:value-type="float">
            <text:p>18490.9821</text:p>
          </table:table-cell>
          <table:table-cell table:number-columns-repeated="15"/>
        </table:table-row>
        <table:table-row table:style-name="ro1">
          <table:table-cell table:formula="of:=[$Ionization_energies.C23] + SUM([$Ionization_energies.D23:$Ionization_energies.X23])" office:value-type="float" office:value="20786.06661" calcext:value-type="float">
            <text:p>20786.06661</text:p>
          </table:table-cell>
          <table:table-cell table:formula="of:=SUM([$Ionization_energies.D23:$Ionization_energies.X23])" office:value-type="float" office:value="20785.88723" calcext:value-type="float">
            <text:p>20785.88723</text:p>
          </table:table-cell>
          <table:table-cell table:formula="of:=SUM([$Ionization_energies.E23:$Ionization_energies.X23])" office:value-type="float" office:value="20779.32573" calcext:value-type="float">
            <text:p>20779.32573</text:p>
          </table:table-cell>
          <table:table-cell table:formula="of:=SUM([$Ionization_energies.F23:$Ionization_energies.X23])" office:value-type="float" office:value="20766.52606" calcext:value-type="float">
            <text:p>20766.52606</text:p>
          </table:table-cell>
          <table:table-cell table:formula="of:=SUM([$Ionization_energies.G23:$Ionization_energies.X23])" office:value-type="float" office:value="20741.7694" calcext:value-type="float">
            <text:p>20741.7694</text:p>
          </table:table-cell>
          <table:table-cell table:number-columns-repeated="14"/>
        </table:table-row>
        <table:table-row table:style-name="ro1">
          <table:table-cell table:formula="of:=[$Ionization_energies.C24] + SUM([$Ionization_energies.D24:$Ionization_energies.Y24])" office:value-type="float" office:value="23220.91804" calcext:value-type="float">
            <text:p>23220.91804</text:p>
          </table:table-cell>
          <table:table-cell table:formula="of:=SUM([$Ionization_energies.D24:$Ionization_energies.Y24])" office:value-type="float" office:value="23220.8425" calcext:value-type="float">
            <text:p>23220.8425</text:p>
          </table:table-cell>
          <table:table-cell table:formula="of:=SUM([$Ionization_energies.E24:$Ionization_energies.Y24])" office:value-type="float" office:value="23214.0144" calcext:value-type="float">
            <text:p>23214.0144</text:p>
          </table:table-cell>
          <table:table-cell table:number-columns-repeated="16"/>
        </table:table-row>
        <table:table-row table:style-name="ro1">
          <table:table-cell table:formula="of:=[$Ionization_energies.C25] + SUM([$Ionization_energies.D25:$Ionization_energies.Z25])" office:value-type="float" office:value="25813.01636" calcext:value-type="float">
            <text:p>25813.01636</text:p>
          </table:table-cell>
          <table:table-cell table:formula="of:=SUM([$Ionization_energies.D25:$Ionization_energies.Z25])" office:value-type="float" office:value="25812.4887" calcext:value-type="float">
            <text:p>25812.4887</text:p>
          </table:table-cell>
          <table:table-cell table:formula="of:=SUM([$Ionization_energies.E25:$Ionization_energies.Z25])" office:value-type="float" office:value="25797.8287" calcext:value-type="float">
            <text:p>25797.8287</text:p>
          </table:table-cell>
          <table:table-cell table:number-columns-repeated="16"/>
        </table:table-row>
        <table:table-row table:style-name="ro1">
          <table:table-cell table:formula="of:=[$Ionization_energies.C26] + SUM([$Ionization_energies.D26:$Ionization_energies.AA26])" office:value-type="float" office:value="28586.001028" calcext:value-type="float">
            <text:p>28586.001028</text:p>
          </table:table-cell>
          <table:table-cell table:formula="of:=SUM([$Ionization_energies.D26:$Ionization_energies.AA26])" office:value-type="float" office:value="28585.3251" calcext:value-type="float">
            <text:p>28585.3251</text:p>
          </table:table-cell>
          <table:table-cell table:formula="of:=SUM([$Ionization_energies.E26:$Ionization_energies.AA26])" office:value-type="float" office:value="28578.5586" calcext:value-type="float">
            <text:p>28578.5586</text:p>
          </table:table-cell>
          <table:table-cell table:number-columns-repeated="16"/>
        </table:table-row>
        <table:table-row table:style-name="ro1">
          <table:table-cell table:formula="of:=[$Ionization_energies.C27] + SUM([$Ionization_energies.D27:$Ionization_energies.AB27])" office:value-type="float" office:value="31517.54801" calcext:value-type="float">
            <text:p>31517.54801</text:p>
          </table:table-cell>
          <table:table-cell table:formula="of:=SUM([$Ionization_energies.D27:$Ionization_energies.AB27])" office:value-type="float" office:value="31518.04801" calcext:value-type="float">
            <text:p>31518.04801</text:p>
          </table:table-cell>
          <table:table-cell table:formula="of:=SUM([$Ionization_energies.E27:$Ionization_energies.AB27])" office:value-type="float" office:value="31510.61399" calcext:value-type="float">
            <text:p>31510.61399</text:p>
          </table:table-cell>
          <table:table-cell table:number-columns-repeated="16"/>
        </table:table-row>
        <table:table-row table:style-name="ro1">
          <table:table-cell table:formula="of:=[$Ionization_energies.C28] + SUM([$Ionization_energies.D28:$Ionization_energies.AC28])" office:value-type="float" office:value="34604.681436" calcext:value-type="float">
            <text:p>34604.681436</text:p>
          </table:table-cell>
          <table:table-cell table:formula="of:=SUM([$Ionization_energies.D28:$Ionization_energies.AC28])" office:value-type="float" office:value="34604.5282" calcext:value-type="float">
            <text:p>34604.5282</text:p>
          </table:table-cell>
          <table:table-cell table:formula="of:=SUM([$Ionization_energies.E28:$Ionization_energies.AC28])" office:value-type="float" office:value="34596.6258" calcext:value-type="float">
            <text:p>34596.6258</text:p>
          </table:table-cell>
          <table:table-cell table:number-columns-repeated="16"/>
        </table:table-row>
        <table:table-row table:style-name="ro1">
          <table:table-cell table:formula="of:=[$Ionization_energies.C29] + SUM([$Ionization_energies.D29:$Ionization_energies.AD29])" office:value-type="float" office:value="37915.716255" calcext:value-type="float">
            <text:p>37915.716255</text:p>
          </table:table-cell>
          <table:table-cell table:formula="of:=SUM([$Ionization_energies.D29:$Ionization_energies.AD29])" office:value-type="float" office:value="37915.054" calcext:value-type="float">
            <text:p>37915.054</text:p>
          </table:table-cell>
          <table:table-cell table:formula="of:=SUM([$Ionization_energies.E29:$Ionization_energies.AD29])" office:value-type="float" office:value="37907.173" calcext:value-type="float">
            <text:p>37907.173</text:p>
          </table:table-cell>
          <table:table-cell table:number-columns-repeated="16"/>
        </table:table-row>
        <table:table-row table:style-name="ro1">
          <table:table-cell table:formula="of:=[$Ionization_energies.C30] + SUM([$Ionization_energies.D30:$Ionization_energies.AE30])" office:value-type="float" office:value="41381.2558" calcext:value-type="float">
            <text:p>41381.2558</text:p>
          </table:table-cell>
          <table:table-cell table:formula="of:=SUM([$Ionization_energies.D30:$Ionization_energies.AE30])" office:value-type="float" office:value="41380.09864" calcext:value-type="float">
            <text:p>41380.09864</text:p>
          </table:table-cell>
          <table:table-cell table:formula="of:=SUM([$Ionization_energies.E30:$Ionization_energies.AE30])" office:value-type="float" office:value="41372.45884" calcext:value-type="float">
            <text:p>41372.45884</text:p>
          </table:table-cell>
          <table:table-cell table:number-columns-repeated="16"/>
        </table:table-row>
        <table:table-row table:style-name="ro1">
          <table:table-cell table:formula="of:=[$Ionization_energies.C31] + SUM([$Ionization_energies.D31:$Ionization_energies.AF31])" office:value-type="float" office:value="45039.66056" calcext:value-type="float">
            <text:p>45039.66056</text:p>
          </table:table-cell>
          <table:table-cell table:formula="of:=SUM([$Ionization_energies.D31:$Ionization_energies.AF31])" office:value-type="float" office:value="45038.42478" calcext:value-type="float">
            <text:p>45038.42478</text:p>
          </table:table-cell>
          <table:table-cell table:formula="of:=SUM([$Ionization_energies.E31:$Ionization_energies.AF31])" office:value-type="float" office:value="45030.6984" calcext:value-type="float">
            <text:p>45030.6984</text:p>
          </table:table-cell>
          <table:table-cell table:number-columns-repeated="16"/>
        </table:table-row>
        <table:table-row table:style-name="ro1">
          <table:table-cell table:formula="of:=[$Ionization_energies.C32] + SUM([$Ionization_energies.D32:$Ionization_energies.AG32])" office:value-type="float" office:value="8045.9816" calcext:value-type="float">
            <text:p>8045.9816</text:p>
          </table:table-cell>
          <table:table-cell table:formula="of:=SUM([$Ionization_energies.D32:$Ionization_energies.AG32])" office:value-type="float" office:value="8046.5816" calcext:value-type="float">
            <text:p>8046.5816</text:p>
          </table:table-cell>
          <table:table-cell table:formula="of:=SUM([$Ionization_energies.E32:$Ionization_energies.AG32])" office:value-type="float" office:value="8037.1874" calcext:value-type="float">
            <text:p>8037.1874</text:p>
          </table:table-cell>
          <table:table-cell table:number-columns-repeated="16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 table:formula="of:=[$Ionization_energies.C70] + SUM([$Ionization_energies.D70:$Ionization_energies.E70])" office:value-type="float" office:value="18.3757" calcext:value-type="float">
            <text:p>18.3757</text:p>
          </table:table-cell>
          <table:table-cell table:formula="of:=SUM([$Ionization_energies.D70:$Ionization_energies.G70])" office:value-type="float" office:value="83.4777" calcext:value-type="float">
            <text:p>83.477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1] + SUM([$Ionization_energies.D71:$Ionization_energies.D71])" office:value-type="float" office:value="6.49631" calcext:value-type="float">
            <text:p>6.49631</text:p>
          </table:table-cell>
          <table:table-cell table:formula="of:=SUM([$Ionization_energies.D71:$Ionization_energies.F71])" office:value-type="float" office:value="41.91431" calcext:value-type="float">
            <text:p>41.91431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2] + SUM([$Ionization_energies.D72:$Ionization_energies.E72])" office:value-type="float" office:value="19.45926" calcext:value-type="float">
            <text:p>19.45926</text:p>
          </table:table-cell>
          <table:table-cell table:formula="of:=SUM([$Ionization_energies.D72:$Ionization_energies.G72])" office:value-type="float" office:value="87.04026" calcext:value-type="float">
            <text:p>87.0402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3] + SUM([$Ionization_energies.D73:$Ionization_energies.D73])" office:value-type="float" office:value="5.4059" calcext:value-type="float">
            <text:p>5.4059</text:p>
          </table:table-cell>
          <table:table-cell table:formula="of:=SUM([$Ionization_energies.D73:$Ionization_energies.F73])" office:value-type="float" office:value="40.2853" calcext:value-type="float">
            <text:p>40.2853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74] + SUM([$Ionization_energies.D74:$Ionization_energies.E74])" office:value-type="float" office:value="21.96387" calcext:value-type="float">
            <text:p>21.96387</text:p>
          </table:table-cell>
          <table:table-cell table:formula="of:=SUM([$Ionization_energies.D74:$Ionization_energies.G74])" office:value-type="float" office:value="78.35507" calcext:value-type="float">
            <text:p>78.3550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75] + SUM([$Ionization_energies.D75:$Ionization_energies.D75])" office:value-type="float" office:value="7.7276" calcext:value-type="float">
            <text:p>7.7276</text:p>
          </table:table-cell>
          <table:table-cell table:formula="of:=SUM([$Ionization_energies.D75:$Ionization_energies.F75])" office:value-type="float" office:value="7.5496" calcext:value-type="float">
            <text:p>7.5496</text:p>
          </table:table-cell>
          <table:table-cell table:number-columns-repeated="17"/>
        </table:table-row>
        <table:table-row table:style-name="ro1">
          <table:table-cell table:formula="of:=[$Ionization_energies.C76] + SUM([$Ionization_energies.D76:$Ionization_energies.E76])" office:value-type="float" office:value="8.192859" calcext:value-type="float">
            <text:p>8.192859</text:p>
          </table:table-cell>
          <table:table-cell table:formula="of:=SUM([$Ionization_energies.D76:$Ionization_energies.G76])" office:value-type="float" office:value="7.864" calcext:value-type="float">
            <text:p>7.864</text:p>
          </table:table-cell>
          <table:table-cell table:number-columns-repeated="17"/>
        </table:table-row>
        <table:table-row table:style-name="ro1">
          <table:table-cell table:formula="of:=[$Ionization_energies.C77] + SUM([$Ionization_energies.D77:$Ionization_energies.D77])" office:value-type="float" office:value="8.64976" calcext:value-type="float">
            <text:p>8.64976</text:p>
          </table:table-cell>
          <table:table-cell table:formula="of:=SUM([$Ionization_energies.D77:$Ionization_energies.F77])" office:value-type="float" office:value="7.8335" calcext:value-type="float">
            <text:p>7.8335</text:p>
          </table:table-cell>
          <table:table-cell table:number-columns-repeated="17"/>
        </table:table-row>
        <table:table-row table:style-name="ro1">
          <table:table-cell table:formula="of:=[$Ionization_energies.C78] + SUM([$Ionization_energies.D78:$Ionization_energies.E78])" office:value-type="float" office:value="8.498596" calcext:value-type="float">
            <text:p>8.498596</text:p>
          </table:table-cell>
          <table:table-cell table:formula="of:=SUM([$Ionization_energies.D78:$Ionization_energies.G78])" office:value-type="float" office:value="8.4382" calcext:value-type="float">
            <text:p>8.4382</text:p>
          </table:table-cell>
          <table:table-cell table:number-columns-repeated="17"/>
        </table:table-row>
        <table:table-row table:style-name="ro1">
          <table:table-cell table:formula="of:=[$Ionization_energies.C79] + SUM([$Ionization_energies.D79:$Ionization_energies.D79])" office:value-type="float" office:value="10.044661" calcext:value-type="float">
            <text:p>10.044661</text:p>
          </table:table-cell>
          <table:table-cell table:formula="of:=SUM([$Ionization_energies.D79:$Ionization_energies.F79])" office:value-type="float" office:value="8.967" calcext:value-type="float">
            <text:p>8.967</text:p>
          </table:table-cell>
          <table:table-cell table:number-columns-repeated="17"/>
        </table:table-row>
        <table:table-row table:style-name="ro1">
          <table:table-cell table:formula="of:=[$Ionization_energies.C80] + SUM([$Ionization_energies.D80:$Ionization_energies.E80])" office:value-type="float" office:value="29.085757" calcext:value-type="float">
            <text:p>29.085757</text:p>
          </table:table-cell>
          <table:table-cell table:formula="of:=SUM([$Ionization_energies.D80:$Ionization_energies.G80])" office:value-type="float" office:value="55.5217" calcext:value-type="float">
            <text:p>55.5217</text:p>
          </table:table-cell>
          <table:table-cell table:number-columns-repeated="17"/>
        </table:table-row>
        <table:table-row table:style-name="ro1">
          <table:table-cell table:formula="of:=[$Ionization_energies.C81] + SUM([$Ionization_energies.D81:$Ionization_energies.D81])" office:value-type="float" office:value="11.3506" calcext:value-type="float">
            <text:p>11.3506</text:p>
          </table:table-cell>
          <table:table-cell table:formula="of:=SUM([$Ionization_energies.D81:$Ionization_energies.F81])" office:value-type="float" office:value="59.7255" calcext:value-type="float">
            <text:p>59.7255</text:p>
          </table:table-cell>
          <table:table-cell table:number-columns-repeated="17"/>
        </table:table-row>
        <table:table-row table:style-name="ro1">
          <table:table-cell table:formula="of:=[$Ionization_energies.C82] + SUM([$Ionization_energies.D82:$Ionization_energies.E82])" office:value-type="float" office:value="31.50211" calcext:value-type="float">
            <text:p>31.50211</text:p>
          </table:table-cell>
          <table:table-cell table:formula="of:=SUM([$Ionization_energies.D82:$Ionization_energies.G82])" office:value-type="float" office:value="63.3935" calcext:value-type="float">
            <text:p>63.3935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3] + SUM([$Ionization_energies.D83:$Ionization_energies.D83])" office:value-type="float" office:value="5.6082" calcext:value-type="float">
            <text:p>5.6082</text:p>
          </table:table-cell>
          <table:table-cell table:formula="of:=SUM([$Ionization_energies.D83:$Ionization_energies.F83])" office:value-type="float" office:value="56.3662" calcext:value-type="float">
            <text:p>56.3662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table:formula="of:=[$Ionization_energies.C84] + SUM([$Ionization_energies.D84:$Ionization_energies.E84])" office:value-type="float" office:value="22.768913" calcext:value-type="float">
            <text:p>22.768913</text:p>
          </table:table-cell>
          <table:table-cell table:formula="of:=SUM([$Ionization_energies.D84:$Ionization_energies.G84])" office:value-type="float" office:value="96.70616" calcext:value-type="float">
            <text:p>96.7061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3"/>
        </table:table-row>
        <table:table-row table:style-name="ro1">
          <table:table-cell table:formula="of:=[$Ionization_energies.C85] + SUM([$Ionization_energies.D85:$Ionization_energies.D85])" office:value-type="float" office:value="7.642321" calcext:value-type="float">
            <text:p>7.642321</text:p>
          </table:table-cell>
          <table:table-cell table:formula="of:=SUM([$Ionization_energies.D85:$Ionization_energies.F85])" office:value-type="float" office:value="49.5356" calcext:value-type="float">
            <text:p>49.5356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1">
          <table:table-cell table:formula="of:=[$Ionization_energies.C86] + SUM([$Ionization_energies.D86:$Ionization_energies.E86])" office:value-type="float" office:value="9.359362" calcext:value-type="float">
            <text:p>9.359362</text:p>
          </table:table-cell>
          <table:table-cell table:formula="of:=SUM([$Ionization_energies.D86:$Ionization_energies.G86])" office:value-type="float" office:value="8.417" calcext:value-type="float">
            <text:p>8.417</text:p>
          </table:table-cell>
          <table:table-cell table:number-columns-repeated="17"/>
        </table:table-row>
        <table:table-row table:style-name="ro1">
          <table:table-cell table:formula="of:=[$Ionization_energies.C87] + SUM([$Ionization_energies.D87:$Ionization_energies.D87])" office:value-type="float" office:value="10.71751" calcext:value-type="float">
            <text:p>10.71751</text:p>
          </table:table-cell>
          <table:table-cell table:formula="of:=SUM([$Ionization_energies.D87:$Ionization_energies.F87])" office:value-type="float" office:value="9.31751" calcext:value-type="float">
            <text:p>9.31751</text:p>
          </table:table-cell>
          <table:table-cell table:number-columns-repeated="17"/>
        </table:table-row>
        <table:table-row table:style-name="ro1">
          <table:table-cell table:formula="of:=[$Ionization_energies.C88] + SUM([$Ionization_energies.D88:$Ionization_energies.E88])" office:value-type="float" office:value="13.16428" calcext:value-type="float">
            <text:p>13.16428</text:p>
          </table:table-cell>
          <table:table-cell table:formula="of:=SUM([$Ionization_energies.D88:$Ionization_energies.G88])" office:value-type="float" office:value="10.7485" calcext:value-type="float">
            <text:p>10.7485</text:p>
          </table:table-cell>
          <table:table-cell table:number-columns-repeated="17"/>
        </table:table-row>
        <table:table-row table:style-name="ro1">
          <table:table-cell table:formula="of:=[$Ionization_energies.C89] + SUM([$Ionization_energies.D89:$Ionization_energies.D89])" office:value-type="float" office:value="3.3727" calcext:value-type="float">
            <text:p>3.3727</text:p>
          </table:table-cell>
          <table:table-cell table:formula="of:=SUM([$Ionization_energies.D89:$Ionization_energies.F89])" office:value-type="float" office:value="4.0727" calcext:value-type="float">
            <text:p>4.0727</text:p>
          </table:table-cell>
          <table:table-cell table:number-columns-repeated="17"/>
        </table:table-row>
        <table:table-row table:style-name="ro1">
          <table:table-cell table:formula="of:=[$Ionization_energies.C90] + SUM([$Ionization_energies.D90:$Ionization_energies.E90])" office:value-type="float" office:value="15.91156" calcext:value-type="float">
            <text:p>15.91156</text:p>
          </table:table-cell>
          <table:table-cell table:formula="of:=SUM([$Ionization_energies.D90:$Ionization_energies.G90])" office:value-type="float" office:value="15.42556" calcext:value-type="float">
            <text:p>15.42556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1] + SUM([$Ionization_energies.D91:$Ionization_energies.D91])" office:value-type="float" office:value="5.27" calcext:value-type="float">
            <text:p>5.27</text:p>
          </table:table-cell>
          <table:table-cell table:formula="of:=SUM([$Ionization_energies.D91:$Ionization_energies.F91])" office:value-type="float" office:value="17.27" calcext:value-type="float">
            <text:p>17.27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  <table:table-row table:style-name="ro1">
          <table:table-cell table:formula="of:=[$Ionization_energies.C92] + SUM([$Ionization_energies.D92:$Ionization_energies.E92])" office:value-type="float" office:value="18.1567" calcext:value-type="float">
            <text:p>18.1567</text:p>
          </table:table-cell>
          <table:table-cell table:formula="of:=SUM([$Ionization_energies.D92:$Ionization_energies.G92])" office:value-type="float" office:value="66.6067" calcext:value-type="float">
            <text:p>66.6067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 table:formula="of:=[$Ionization_energies.C93] + SUM([$Ionization_energies.D93:$Ionization_energies.D93])" office:value-type="float" office:value="6.49769" calcext:value-type="float">
            <text:p>6.49769</text:p>
          </table:table-cell>
          <table:table-cell table:formula="of:=SUM([$Ionization_energies.D93:$Ionization_energies.F93])" office:value-type="float" office:value="5.89" calcext:value-type="float">
            <text:p>5.89</text:p>
          </table:table-cell>
          <table:table-cell table:number-columns-repeated="17"/>
        </table:table-row>
        <table:table-row table:style-name="ro1">
          <table:table-cell table:formula="of:=[$Ionization_energies.C94] + SUM([$Ionization_energies.D94:$Ionization_energies.E94])" office:value-type="float" office:value="21.46405" calcext:value-type="float">
            <text:p>21.46405</text:p>
          </table:table-cell>
          <table:table-cell table:formula="of:=SUM([$Ionization_energies.D94:$Ionization_energies.G94])" office:value-type="float" office:value="20.91405" calcext:value-type="float">
            <text:p>20.91405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6"/>
        </table:table-row>
      </table:table>
      <table:table table:name="Computed_energie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1.6402" calcext:value-type="float">
            <text:p>11.6402</text:p>
          </table:table-cell>
          <table:table-cell office:value-type="float" office:value="13.7185" calcext:value-type="float">
            <text:p>13.7185</text:p>
          </table:table-cell>
          <table:table-cell table:number-columns-repeated="9"/>
        </table:table-row>
        <table:table-row table:style-name="ro1">
          <table:table-cell office:value-type="float" office:value="62.0923" calcext:value-type="float">
            <text:p>62.0923</text:p>
          </table:table-cell>
          <table:table-cell office:value-type="float" office:value="79.0488" calcext:value-type="float">
            <text:p>79.0488</text:p>
          </table:table-cell>
          <table:table-cell office:value-type="float" office:value="54.6843" calcext:value-type="float">
            <text:p>54.6843</text:p>
          </table:table-cell>
          <table:table-cell table:number-columns-repeated="8"/>
        </table:table-row>
        <table:table-row table:style-name="ro1">
          <table:table-cell office:value-type="float" office:value="40.3832" calcext:value-type="float">
            <text:p>40.3832</text:p>
          </table:table-cell>
          <table:table-cell office:value-type="float" office:value="205.073" calcext:value-type="float">
            <text:p>205.073</text:p>
          </table:table-cell>
          <table:table-cell office:value-type="float" office:value="201.997" calcext:value-type="float">
            <text:p>201.997</text:p>
          </table:table-cell>
          <table:table-cell table:number-columns-repeated="8"/>
        </table:table-row>
        <table:table-row table:style-name="ro1">
          <table:table-cell office:value-type="float" office:value="393.275" calcext:value-type="float">
            <text:p>393.275</text:p>
          </table:table-cell>
          <table:table-cell office:value-type="float" office:value="386.322" calcext:value-type="float">
            <text:p>386.322</text:p>
          </table:table-cell>
          <table:table-cell office:value-type="float" office:value="393.167" calcext:value-type="float">
            <text:p>393.167</text:p>
          </table:table-cell>
          <table:table-cell office:value-type="float" office:value="379.908" calcext:value-type="float">
            <text:p>379.908</text:p>
          </table:table-cell>
          <table:table-cell table:number-columns-repeated="6"/>
          <table:table-cell office:value-type="float" office:value="386.277" calcext:value-type="float">
            <text:p>386.277</text:p>
          </table:table-cell>
        </table:table-row>
        <table:table-row table:style-name="ro1">
          <table:table-cell office:value-type="float" office:value="739.922" calcext:value-type="float">
            <text:p>739.922</text:p>
          </table:table-cell>
          <table:table-cell office:value-type="float" office:value="656.751" calcext:value-type="float">
            <text:p>656.751</text:p>
          </table:table-cell>
          <table:table-cell office:value-type="float" office:value="639.079" calcext:value-type="float">
            <text:p>639.079</text:p>
          </table:table-cell>
          <table:table-cell office:value-type="float" office:value="647.412" calcext:value-type="float">
            <text:p>647.412</text:p>
          </table:table-cell>
          <table:table-cell office:value-type="float" office:value="611.962" calcext:value-type="float">
            <text:p>611.962</text:p>
          </table:table-cell>
          <table:table-cell table:number-columns-repeated="5"/>
          <table:table-cell office:value-type="float" office:value="658.586" calcext:value-type="float">
            <text:p>658.586</text:p>
          </table:table-cell>
        </table:table-row>
        <table:table-row table:style-name="ro1">
          <table:table-cell office:value-type="float" office:value="1134.75" calcext:value-type="float">
            <text:p>1134.75</text:p>
          </table:table-cell>
          <table:table-cell office:value-type="float" office:value="1074.13" calcext:value-type="float">
            <text:p>1074.13</text:p>
          </table:table-cell>
          <table:table-cell office:value-type="float" office:value="1015.91" calcext:value-type="float">
            <text:p>1015.91</text:p>
          </table:table-cell>
          <table:table-cell office:value-type="float" office:value="959.108" calcext:value-type="float">
            <text:p>959.108</text:p>
          </table:table-cell>
          <table:table-cell office:value-type="float" office:value="948.944" calcext:value-type="float">
            <text:p>948.944</text:p>
          </table:table-cell>
          <table:table-cell office:value-type="float" office:value="897.109" calcext:value-type="float">
            <text:p>897.109</text:p>
          </table:table-cell>
          <table:table-cell table:number-columns-repeated="4"/>
          <table:table-cell office:value-type="float" office:value="1071.86" calcext:value-type="float">
            <text:p>1071.86</text:p>
          </table:table-cell>
        </table:table-row>
        <table:table-row table:style-name="ro1">
          <table:table-cell office:value-type="float" office:value="1627.15" calcext:value-type="float">
            <text:p>1627.15</text:p>
          </table:table-cell>
          <table:table-cell office:value-type="float" office:value="1559.72" calcext:value-type="float">
            <text:p>1559.72</text:p>
          </table:table-cell>
          <table:table-cell office:value-type="float" office:value="1478.08" calcext:value-type="float">
            <text:p>1478.08</text:p>
          </table:table-cell>
          <table:table-cell office:value-type="float" office:value="1397.75" calcext:value-type="float">
            <text:p>1397.75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1312.34" calcext:value-type="float">
            <text:p>1312.34</text:p>
          </table:table-cell>
          <table:table-cell office:value-type="float" office:value="1234.11" calcext:value-type="float">
            <text:p>1234.11</text:p>
          </table:table-cell>
          <table:table-cell table:number-columns-repeated="4"/>
        </table:table-row>
        <table:table-row table:style-name="ro1">
          <table:table-cell office:value-type="float" office:value="2243.55" calcext:value-type="float">
            <text:p>2243.55</text:p>
          </table:table-cell>
          <table:table-cell office:value-type="float" office:value="2153.28" calcext:value-type="float">
            <text:p>2153.28</text:p>
          </table:table-cell>
          <table:table-cell office:value-type="float" office:value="2063.13" calcext:value-type="float">
            <text:p>2063.13</text:p>
          </table:table-cell>
          <table:table-cell office:value-type="float" office:value="1950.43" calcext:value-type="float">
            <text:p>1950.43</text:p>
          </table:table-cell>
          <table:table-cell office:value-type="float" office:value="1839.38" calcext:value-type="float">
            <text:p>1839.38</text:p>
          </table:table-cell>
          <table:table-cell office:value-type="float" office:value="1792.48" calcext:value-type="float">
            <text:p>1792.48</text:p>
          </table:table-cell>
          <table:table-cell office:value-type="float" office:value="1731.73" calcext:value-type="float">
            <text:p>1731.73</text:p>
          </table:table-cell>
          <table:table-cell office:value-type="float" office:value="1621.57" calcext:value-type="float">
            <text:p>1621.57</text:p>
          </table:table-cell>
          <table:table-cell table:number-columns-repeated="3"/>
        </table:table-row>
        <table:table-row table:style-name="ro1">
          <table:table-cell office:value-type="float" office:value="2838.94" calcext:value-type="float">
            <text:p>2838.94</text:p>
          </table:table-cell>
          <table:table-cell office:value-type="float" office:value="2870.32" calcext:value-type="float">
            <text:p>2870.32</text:p>
          </table:table-cell>
          <table:table-cell office:value-type="float" office:value="2753.55" calcext:value-type="float">
            <text:p>2753.55</text:p>
          </table:table-cell>
          <table:table-cell office:value-type="float" office:value="2636.62" calcext:value-type="float">
            <text:p>2636.62</text:p>
          </table:table-cell>
          <table:table-cell office:value-type="float" office:value="2486.87" calcext:value-type="float">
            <text:p>2486.87</text:p>
          </table:table-cell>
          <table:table-cell office:value-type="float" office:value="2284.12" calcext:value-type="float">
            <text:p>2284.12</text:p>
          </table:table-cell>
          <table:table-cell office:value-type="float" office:value="2304.9" calcext:value-type="float">
            <text:p>2304.9</text:p>
          </table:table-cell>
          <table:table-cell office:value-type="float" office:value="2205.87" calcext:value-type="float">
            <text:p>2205.87</text:p>
          </table:table-cell>
          <table:table-cell office:value-type="float" office:value="2058.07" calcext:value-type="float">
            <text:p>2058.07</text:p>
          </table:table-cell>
          <table:table-cell table:number-columns-repeated="2"/>
        </table:table-row>
        <table:table-row table:style-name="ro1">
          <table:table-cell office:value-type="float" office:value="3822.66" calcext:value-type="float">
            <text:p>3822.66</text:p>
          </table:table-cell>
          <table:table-cell office:value-type="float" office:value="3506.39" calcext:value-type="float">
            <text:p>3506.39</text:p>
          </table:table-cell>
          <table:table-cell office:value-type="float" office:value="3575.09" calcext:value-type="float">
            <text:p>3575.09</text:p>
          </table:table-cell>
          <table:table-cell office:value-type="float" office:value="3427.14" calcext:value-type="float">
            <text:p>3427.14</text:p>
          </table:table-cell>
          <table:table-cell office:value-type="float" office:value="3278.3" calcext:value-type="float">
            <text:p>3278.3</text:p>
          </table:table-cell>
          <table:table-cell office:value-type="float" office:value="3086.05" calcext:value-type="float">
            <text:p>3086.05</text:p>
          </table:table-cell>
          <table:table-cell office:value-type="float" office:value="2967.23" calcext:value-type="float">
            <text:p>2967.23</text:p>
          </table:table-cell>
          <table:table-cell office:value-type="float" office:value="2878.88" calcext:value-type="float">
            <text:p>2878.88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2541.75" calcext:value-type="float">
            <text:p>2541.75</text:p>
          </table:table-cell>
          <table:table-cell/>
        </table:table-row>
        <table:table-row table:style-name="ro1" table:number-rows-repeated="101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9"/>
        </table:table-row>
      </table:table>
      <table:table table:name="Ionization_energies_ratio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31" table:formula="of:=[$Computed_energies.A3]/[$Ionization_energies_sums.A3]" office:value-type="float" office:value="0.811014841525615" calcext:value-type="float">
            <text:p>0.8110</text:p>
          </table:table-cell>
          <table:table-cell table:style-name="ce31" table:formula="of:=[$Computed_energies.B3]/[$Ionization_energies_sums.B3]" office:value-type="float" office:value="1.00882895390942" calcext:value-type="float">
            <text:p>1.0088</text:p>
          </table:table-cell>
          <table:table-cell table:style-name="ce31" table:number-columns-repeated="7"/>
          <table:table-cell table:style-name="ce47" table:number-columns-repeated="2"/>
        </table:table-row>
        <table:table-row table:style-name="ro1">
          <table:table-cell table:style-name="ce31" table:formula="of:=[$Computed_energies.A4]/[$Ionization_energies_sums.A4]" office:value-type="float" office:value="0.790932924901478" calcext:value-type="float">
            <text:p>0.7909</text:p>
          </table:table-cell>
          <table:table-cell table:style-name="ce31" table:formula="of:=[$Computed_energies.B4]/[$Ionization_energies_sums.B4]" office:value-type="float" office:value="1.00055262227242" calcext:value-type="float">
            <text:p>1.0006</text:p>
          </table:table-cell>
          <table:table-cell table:style-name="ce31" table:formula="of:=[$Computed_energies.C4]/[$Ionization_energies_sums.C4]" office:value-type="float" office:value="1.00489803328913" calcext:value-type="float">
            <text:p>1.0049</text:p>
          </table:table-cell>
          <table:table-cell table:style-name="ce31" table:number-columns-repeated="6"/>
          <table:table-cell table:style-name="ce47" table:number-columns-repeated="2"/>
        </table:table-row>
        <table:table-row table:style-name="ro1">
          <table:table-cell table:style-name="ce31" table:formula="of:=[$Computed_energies.A5]/[$Ionization_energies_sums.A5]" office:value-type="float" office:value="0.1978558020749" calcext:value-type="float">
            <text:p>0.1979</text:p>
          </table:table-cell>
          <table:table-cell table:style-name="ce31" table:formula="of:=[$Computed_energies.B5]/[$Ionization_energies_sums.B5]" office:value-type="float" office:value="1.00779831944336" calcext:value-type="float">
            <text:p>1.0078</text:p>
          </table:table-cell>
          <table:table-cell table:style-name="ce31" table:formula="of:=[$Computed_energies.C5]/[$Ionization_energies_sums.C5]" office:value-type="float" office:value="1.01970050244722" calcext:value-type="float">
            <text:p>1.0197</text:p>
          </table:table-cell>
          <table:table-cell table:style-name="ce31" table:number-columns-repeated="6"/>
          <table:table-cell table:style-name="ce47" table:number-columns-repeated="2"/>
        </table:table-row>
        <table:table-row table:style-name="ro1">
          <table:table-cell table:style-name="ce31" table:formula="of:=[$Computed_energies.A6]/[$Ionization_energies_sums.A6]" office:value-type="float" office:value="0.986520409878755" calcext:value-type="float">
            <text:p>0.9865</text:p>
          </table:table-cell>
          <table:table-cell table:style-name="ce31" table:formula="of:=[$Computed_energies.B6]/[$Ionization_energies_sums.B6]" office:value-type="float" office:value="0.967865052370719" calcext:value-type="float">
            <text:p>0.9679</text:p>
          </table:table-cell>
          <table:table-cell table:style-name="ce31" table:formula="of:=[$Computed_energies.C6]/[$Ionization_energies_sums.C6]" office:value-type="float" office:value="1.00857067153024" calcext:value-type="float">
            <text:p>1.0086</text:p>
          </table:table-cell>
          <table:table-cell table:style-name="ce31" table:formula="of:=[$Computed_energies.D6]/[$Ionization_energies_sums.D6]" office:value-type="float" office:value="1.02231671194563" calcext:value-type="float">
            <text:p>1.0223</text:p>
          </table:table-cell>
          <table:table-cell table:style-name="ce31" table:number-columns-repeated="5"/>
          <table:table-cell table:style-name="ce47" table:number-columns-repeated="2"/>
        </table:table-row>
        <table:table-row table:style-name="ro1">
          <table:table-cell table:style-name="ce31" table:formula="of:=[$Computed_energies.A7]/[$Ionization_energies_sums.A7]" office:value-type="float" office:value="1.10228126660398" calcext:value-type="float">
            <text:p>1.1023</text:p>
          </table:table-cell>
          <table:table-cell table:style-name="ce31" table:formula="of:=[$Computed_energies.B7]/[$Ionization_energies_sums.B7]" office:value-type="float" office:value="0.978787111213832" calcext:value-type="float">
            <text:p>0.9788</text:p>
          </table:table-cell>
          <table:table-cell table:style-name="ce31" table:formula="of:=[$Computed_energies.C7]/[$Ionization_energies_sums.C7]" office:value-type="float" office:value="0.964376080761809" calcext:value-type="float">
            <text:p>0.9644</text:p>
          </table:table-cell>
          <table:table-cell table:style-name="ce31" table:formula="of:=[$Computed_energies.D7]/[$Ionization_energies_sums.D7]" office:value-type="float" office:value="1.01549781881417" calcext:value-type="float">
            <text:p>1.0155</text:p>
          </table:table-cell>
          <table:table-cell table:style-name="ce31" table:formula="of:=[$Computed_energies.E7]/[$Ionization_energies_sums.E7]" office:value-type="float" office:value="1.02061535887006" calcext:value-type="float">
            <text:p>1.0206</text:p>
          </table:table-cell>
          <table:table-cell table:style-name="ce31" table:number-columns-repeated="4"/>
          <table:table-cell table:style-name="ce47" table:number-columns-repeated="2"/>
        </table:table-row>
        <table:table-row table:style-name="ro1">
          <table:table-cell table:style-name="ce31" table:formula="of:=[$Computed_energies.A8]/[$Ionization_energies_sums.A8]" office:value-type="float" office:value="1.10023797441043" calcext:value-type="float">
            <text:p>1.1002</text:p>
          </table:table-cell>
          <table:table-cell table:style-name="ce31" table:formula="of:=[$Computed_energies.B8]/[$Ionization_energies_sums.B8]" office:value-type="float" office:value="1.04273769352942" calcext:value-type="float">
            <text:p>1.0427</text:p>
          </table:table-cell>
          <table:table-cell table:style-name="ce31" table:formula="of:=[$Computed_energies.C8]/[$Ionization_energies_sums.C8]" office:value-type="float" office:value="0.997118934712526" calcext:value-type="float">
            <text:p>0.9971</text:p>
          </table:table-cell>
          <table:table-cell table:style-name="ce31" table:formula="of:=[$Computed_energies.D8]/[$Ionization_energies_sums.D8]" office:value-type="float" office:value="0.964449080429455" calcext:value-type="float">
            <text:p>0.9644</text:p>
          </table:table-cell>
          <table:table-cell table:style-name="ce31" table:formula="of:=[$Computed_energies.E8]/[$Ionization_energies_sums.E8]" office:value-type="float" office:value="1.00250351203303" calcext:value-type="float">
            <text:p>1.0025</text:p>
          </table:table-cell>
          <table:table-cell table:style-name="ce31" table:formula="of:=[$Computed_energies.F8]/[$Ionization_energies_sums.F8]" office:value-type="float" office:value="1.01703774511061" calcext:value-type="float">
            <text:p>1.0170</text:p>
          </table:table-cell>
          <table:table-cell table:style-name="ce31" table:number-columns-repeated="3"/>
          <table:table-cell table:style-name="ce47" table:number-columns-repeated="2"/>
        </table:table-row>
        <table:table-row table:style-name="ro1">
          <table:table-cell table:style-name="ce31" table:formula="of:=[$Computed_energies.A9]/[$Ionization_energies_sums.A9]" office:value-type="float" office:value="1.10240800216705" calcext:value-type="float">
            <text:p>1.1024</text:p>
          </table:table-cell>
          <table:table-cell table:style-name="ce31" table:formula="of:=[$Computed_energies.B9]/[$Ionization_energies_sums.B9]" office:value-type="float" office:value="1.05667348871851" calcext:value-type="float">
            <text:p>1.0567</text:p>
          </table:table-cell>
          <table:table-cell table:style-name="ce31" table:formula="of:=[$Computed_energies.C9]/[$Ionization_energies_sums.C9]" office:value-type="float" office:value="1.00444975700291" calcext:value-type="float">
            <text:p>1.0044</text:p>
          </table:table-cell>
          <table:table-cell table:style-name="ce31" table:formula="of:=[$Computed_energies.D9]/[$Ionization_energies_sums.D9]" office:value-type="float" office:value="0.969360012395602" calcext:value-type="float">
            <text:p>0.9694</text:p>
          </table:table-cell>
          <table:table-cell table:style-name="ce31" table:formula="of:=[$Computed_energies.E9]/[$Ionization_energies_sums.E9]" office:value-type="float" office:value="0.963232570672325" calcext:value-type="float">
            <text:p>0.9632</text:p>
          </table:table-cell>
          <table:table-cell table:style-name="ce31" table:formula="of:=[$Computed_energies.F9]/[$Ionization_energies_sums.F9]" office:value-type="float" office:value="0.996455602395733" calcext:value-type="float">
            <text:p>0.9965</text:p>
          </table:table-cell>
          <table:table-cell table:style-name="ce31" table:formula="of:=[$Computed_energies.G9]/[$Ionization_energies_sums.G9]" office:value-type="float" office:value="1.01229758108691" calcext:value-type="float">
            <text:p>1.0123</text:p>
          </table:table-cell>
          <table:table-cell table:style-name="ce31" table:number-columns-repeated="2"/>
          <table:table-cell table:style-name="ce47" table:number-columns-repeated="2"/>
        </table:table-row>
        <table:table-row table:style-name="ro1">
          <table:table-cell table:style-name="ce31" table:formula="of:=[$Computed_energies.A10]/[$Ionization_energies_sums.A10]" office:value-type="float" office:value="1.09694869105282" calcext:value-type="float">
            <text:p>1.0969</text:p>
          </table:table-cell>
          <table:table-cell table:style-name="ce31" table:formula="of:=[$Computed_energies.B10]/[$Ionization_energies_sums.B10]" office:value-type="float" office:value="1.05356524079014" calcext:value-type="float">
            <text:p>1.0536</text:p>
          </table:table-cell>
          <table:table-cell table:style-name="ce31" table:formula="of:=[$Computed_energies.C10]/[$Ionization_energies_sums.C10]" office:value-type="float" office:value="1.01622752009813" calcext:value-type="float">
            <text:p>1.0162</text:p>
          </table:table-cell>
          <table:table-cell table:style-name="ce31" table:formula="of:=[$Computed_energies.D10]/[$Ionization_energies_sums.D10]" office:value-type="float" office:value="0.977625908588782" calcext:value-type="float">
            <text:p>0.9776</text:p>
          </table:table-cell>
          <table:table-cell table:style-name="ce31" table:formula="of:=[$Computed_energies.E10]/[$Ionization_energies_sums.E10]" office:value-type="float" office:value="0.94806935153748" calcext:value-type="float">
            <text:p>0.9481</text:p>
          </table:table-cell>
          <table:table-cell table:style-name="ce31" table:formula="of:=[$Computed_energies.F10]/[$Ionization_energies_sums.F10]" office:value-type="float" office:value="0.962292322383819" calcext:value-type="float">
            <text:p>0.9623</text:p>
          </table:table-cell>
          <table:table-cell table:style-name="ce31" table:formula="of:=[$Computed_energies.G10]/[$Ionization_energies_sums.G10]" office:value-type="float" office:value="0.990227809634818" calcext:value-type="float">
            <text:p>0.9902</text:p>
          </table:table-cell>
          <table:table-cell table:style-name="ce31" table:formula="of:=[$Computed_energies.H10]/[$Ionization_energies_sums.H10]" office:value-type="float" office:value="1.00674855610923" calcext:value-type="float">
            <text:p>1.0067</text:p>
          </table:table-cell>
          <table:table-cell table:style-name="ce31"/>
          <table:table-cell table:style-name="ce47" table:number-columns-repeated="2"/>
        </table:table-row>
        <table:table-row table:style-name="ro1">
          <table:table-cell table:style-name="ce31" table:formula="of:=[$Computed_energies.A11]/[$Ionization_energies_sums.A11]" office:value-type="float" office:value="1.04400977399469" calcext:value-type="float">
            <text:p>1.0440</text:p>
          </table:table-cell>
          <table:table-cell table:style-name="ce31" table:formula="of:=[$Computed_energies.B11]/[$Ionization_energies_sums.B11]" office:value-type="float" office:value="1.05687156252646" calcext:value-type="float">
            <text:p>1.0569</text:p>
          </table:table-cell>
          <table:table-cell table:style-name="ce31" table:formula="of:=[$Computed_energies.C11]/[$Ionization_energies_sums.C11]" office:value-type="float" office:value="1.02042226059268" calcext:value-type="float">
            <text:p>1.0204</text:p>
          </table:table-cell>
          <table:table-cell table:style-name="ce31" table:formula="of:=[$Computed_energies.D11]/[$Ionization_energies_sums.D11]" office:value-type="float" office:value="0.989918831101177" calcext:value-type="float">
            <text:p>0.9899</text:p>
          </table:table-cell>
          <table:table-cell table:style-name="ce31" table:formula="of:=[$Computed_energies.E11]/[$Ionization_energies_sums.E11]" office:value-type="float" office:value="0.95620803514354" calcext:value-type="float">
            <text:p>0.9562</text:p>
          </table:table-cell>
          <table:table-cell table:style-name="ce31" table:formula="of:=[$Computed_energies.F11]/[$Ionization_energies_sums.F11]" office:value-type="float" office:value="0.908696440400542" calcext:value-type="float">
            <text:p>0.9087</text:p>
          </table:table-cell>
          <table:table-cell table:style-name="ce31" table:formula="of:=[$Computed_energies.G11]/[$Ionization_energies_sums.G11]" office:value-type="float" office:value="0.960623201019564" calcext:value-type="float">
            <text:p>0.9606</text:p>
          </table:table-cell>
          <table:table-cell table:style-name="ce31" table:formula="of:=[$Computed_energies.H11]/[$Ionization_energies_sums.H11]" office:value-type="float" office:value="0.983790669832346" calcext:value-type="float">
            <text:p>0.9838</text:p>
          </table:table-cell>
          <table:table-cell table:style-name="ce31" table:formula="of:=[$Computed_energies.I11]/[$Ionization_energies_sums.I11]" office:value-type="float" office:value="1.00050616695303" calcext:value-type="float">
            <text:p>1.0005</text:p>
          </table:table-cell>
          <table:table-cell table:style-name="ce47" table:number-columns-repeated="2"/>
        </table:table-row>
        <table:table-row table:style-name="ro1">
          <table:table-cell table:style-name="ce31" table:formula="of:=[$Computed_energies.A12]/[$Ionization_energies_sums.A12]" office:value-type="float" office:value="1.08894017576904" calcext:value-type="float">
            <text:p>1.0889</text:p>
          </table:table-cell>
          <table:table-cell table:style-name="ce31" table:formula="of:=[$Computed_energies.B12]/[$Ionization_energies_sums.B12]" office:value-type="float" office:value="0.99850475024954" calcext:value-type="float">
            <text:p>0.9985</text:p>
          </table:table-cell>
          <table:table-cell table:style-name="ce31" table:formula="of:=[$Computed_energies.C12]/[$Ionization_energies_sums.C12]" office:value-type="float" office:value="1.02435872904069" calcext:value-type="float">
            <text:p>1.0244</text:p>
          </table:table-cell>
          <table:table-cell table:style-name="ce31" table:formula="of:=[$Computed_energies.D12]/[$Ionization_energies_sums.D12]" office:value-type="float" office:value="0.993629405404503" calcext:value-type="float">
            <text:p>0.9936</text:p>
          </table:table-cell>
          <table:table-cell table:style-name="ce31" table:formula="of:=[$Computed_energies.E12]/[$Ionization_energies_sums.E12]" office:value-type="float" office:value="0.96828895753325" calcext:value-type="float">
            <text:p>0.9683</text:p>
          </table:table-cell>
          <table:table-cell table:style-name="ce31" table:formula="of:=[$Computed_energies.F12]/[$Ionization_energies_sums.F12]" office:value-type="float" office:value="0.938424735161582" calcext:value-type="float">
            <text:p>0.9384</text:p>
          </table:table-cell>
          <table:table-cell table:style-name="ce31" table:formula="of:=[$Computed_energies.G12]/[$Ionization_energies_sums.G12]" office:value-type="float" office:value="0.938304123515902" calcext:value-type="float">
            <text:p>0.9383</text:p>
          </table:table-cell>
          <table:table-cell table:style-name="ce31" table:formula="of:=[$Computed_energies.H12]/[$Ionization_energies_sums.H12]" office:value-type="float" office:value="0.958220350539536" calcext:value-type="float">
            <text:p>0.9582</text:p>
          </table:table-cell>
          <table:table-cell table:style-name="ce31" table:formula="of:=[$Computed_energies.I12]/[$Ionization_energies_sums.I12]" office:value-type="float" office:value="0.977249156009005" calcext:value-type="float">
            <text:p>0.9772</text:p>
          </table:table-cell>
          <table:table-cell table:style-name="ce31" table:formula="of:=[$Computed_energies.J12]/[$Ionization_energies_sums.J12]" office:value-type="float" office:value="0.993636465525926" calcext:value-type="float">
            <text:p>0.9936</text:p>
          </table:table-cell>
          <table:table-cell table:style-name="ce47"/>
        </table:table-row>
        <table:table-row table:style-name="ro1">
          <table:table-cell table:formula="of:=[$Computed_energies.A13]/[$Ionization_energies_sums.A13]" office:value-type="float" office:value="0" calcext:value-type="float">
            <text:p>0</text:p>
          </table:table-cell>
          <table:table-cell table:formula="of:=[$Computed_energies.B13]/[$Ionization_energies_sums.B13]" office:value-type="float" office:value="0" calcext:value-type="float">
            <text:p>0</text:p>
          </table:table-cell>
          <table:table-cell table:formula="of:=[$Computed_energies.C13]/[$Ionization_energies_sums.C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14]/[$Ionization_energies_sums.A14]" office:value-type="float" office:value="0" calcext:value-type="float">
            <text:p>0</text:p>
          </table:table-cell>
          <table:table-cell table:formula="of:=[$Computed_energies.B14]/[$Ionization_energies_sums.B14]" office:value-type="float" office:value="0" calcext:value-type="float">
            <text:p>0</text:p>
          </table:table-cell>
          <table:table-cell table:formula="of:=[$Computed_energies.C14]/[$Ionization_energies_sums.C14]" office:value-type="float" office:value="0" calcext:value-type="float">
            <text:p>0</text:p>
          </table:table-cell>
          <table:table-cell table:formula="of:=[$Computed_energies.D14]/[$Ionization_energies_sums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$Computed_energies.A15]/[$Ionization_energies_sums.A15]" office:value-type="float" office:value="0" calcext:value-type="float">
            <text:p>0</text:p>
          </table:table-cell>
          <table:table-cell table:formula="of:=[$Computed_energies.B15]/[$Ionization_energies_sums.B15]" office:value-type="float" office:value="0" calcext:value-type="float">
            <text:p>0</text:p>
          </table:table-cell>
          <table:table-cell table:formula="of:=[$Computed_energies.C15]/[$Ionization_energies_sums.C15]" office:value-type="float" office:value="0" calcext:value-type="float">
            <text:p>0</text:p>
          </table:table-cell>
          <table:table-cell table:formula="of:=[$Computed_energies.D15]/[$Ionization_energies_sums.D15]" office:value-type="float" office:value="0" calcext:value-type="float">
            <text:p>0</text:p>
          </table:table-cell>
          <table:table-cell table:formula="of:=[$Computed_energies.E15]/[$Ionization_energies_sums.E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Computed_energies.A16]/[$Ionization_energies_sums.A16]" office:value-type="float" office:value="0" calcext:value-type="float">
            <text:p>0</text:p>
          </table:table-cell>
          <table:table-cell table:formula="of:=[$Computed_energies.B16]/[$Ionization_energies_sums.B16]" office:value-type="float" office:value="0" calcext:value-type="float">
            <text:p>0</text:p>
          </table:table-cell>
          <table:table-cell table:formula="of:=[$Computed_energies.C16]/[$Ionization_energies_sums.C16]" office:value-type="float" office:value="0" calcext:value-type="float">
            <text:p>0</text:p>
          </table:table-cell>
          <table:table-cell table:formula="of:=[$Computed_energies.D16]/[$Ionization_energies_sums.D16]" office:value-type="float" office:value="0" calcext:value-type="float">
            <text:p>0</text:p>
          </table:table-cell>
          <table:table-cell table:formula="of:=[$Computed_energies.E16]/[$Ionization_energies_sums.E16]" office:value-type="float" office:value="0" calcext:value-type="float">
            <text:p>0</text:p>
          </table:table-cell>
          <table:table-cell table:formula="of:=[$Computed_energies.F16]/[$Ionization_energies_sums.F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Computed_energies.A17]/[$Ionization_energies_sums.A17]" office:value-type="float" office:value="0" calcext:value-type="float">
            <text:p>0</text:p>
          </table:table-cell>
          <table:table-cell table:formula="of:=[$Computed_energies.B17]/[$Ionization_energies_sums.B17]" office:value-type="float" office:value="0" calcext:value-type="float">
            <text:p>0</text:p>
          </table:table-cell>
          <table:table-cell table:formula="of:=[$Computed_energies.C17]/[$Ionization_energies_sums.C17]" office:value-type="float" office:value="0" calcext:value-type="float">
            <text:p>0</text:p>
          </table:table-cell>
          <table:table-cell table:formula="of:=[$Computed_energies.D17]/[$Ionization_energies_sums.D17]" office:value-type="float" office:value="0" calcext:value-type="float">
            <text:p>0</text:p>
          </table:table-cell>
          <table:table-cell table:formula="of:=[$Computed_energies.E17]/[$Ionization_energies_sums.E17]" office:value-type="float" office:value="0" calcext:value-type="float">
            <text:p>0</text:p>
          </table:table-cell>
          <table:table-cell table:formula="of:=[$Computed_energies.F17]/[$Ionization_energies_sums.F17]" office:value-type="float" office:value="0" calcext:value-type="float">
            <text:p>0</text:p>
          </table:table-cell>
          <table:table-cell table:formula="of:=[$Computed_energies.G17]/[$Ionization_energies_sums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$Computed_energies.A18]/[$Ionization_energies_sums.A18]" office:value-type="float" office:value="0" calcext:value-type="float">
            <text:p>0</text:p>
          </table:table-cell>
          <table:table-cell table:formula="of:=[$Computed_energies.B18]/[$Ionization_energies_sums.B18]" office:value-type="float" office:value="0" calcext:value-type="float">
            <text:p>0</text:p>
          </table:table-cell>
          <table:table-cell table:formula="of:=[$Computed_energies.C18]/[$Ionization_energies_sums.C18]" office:value-type="float" office:value="0" calcext:value-type="float">
            <text:p>0</text:p>
          </table:table-cell>
          <table:table-cell table:formula="of:=[$Computed_energies.D18]/[$Ionization_energies_sums.D18]" office:value-type="float" office:value="0" calcext:value-type="float">
            <text:p>0</text:p>
          </table:table-cell>
          <table:table-cell table:formula="of:=[$Computed_energies.E18]/[$Ionization_energies_sums.E18]" office:value-type="float" office:value="0" calcext:value-type="float">
            <text:p>0</text:p>
          </table:table-cell>
          <table:table-cell table:formula="of:=[$Computed_energies.F18]/[$Ionization_energies_sums.F18]" office:value-type="float" office:value="0" calcext:value-type="float">
            <text:p>0</text:p>
          </table:table-cell>
          <table:table-cell table:formula="of:=[$Computed_energies.G18]/[$Ionization_energies_sums.G18]" office:value-type="float" office:value="0" calcext:value-type="float">
            <text:p>0</text:p>
          </table:table-cell>
          <table:table-cell table:formula="of:=[$Computed_energies.H18]/[$Ionization_energies_sums.H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Computed_energies.A19]/[$Ionization_energies_sums.A19]" office:value-type="float" office:value="0" calcext:value-type="float">
            <text:p>0</text:p>
          </table:table-cell>
          <table:table-cell table:formula="of:=[$Computed_energies.B19]/[$Ionization_energies_sums.B19]" office:value-type="float" office:value="0" calcext:value-type="float">
            <text:p>0</text:p>
          </table:table-cell>
          <table:table-cell table:formula="of:=[$Computed_energies.C19]/[$Ionization_energies_sums.C19]" office:value-type="float" office:value="0" calcext:value-type="float">
            <text:p>0</text:p>
          </table:table-cell>
          <table:table-cell table:formula="of:=[$Computed_energies.D19]/[$Ionization_energies_sums.D19]" office:value-type="float" office:value="0" calcext:value-type="float">
            <text:p>0</text:p>
          </table:table-cell>
          <table:table-cell table:formula="of:=[$Computed_energies.E19]/[$Ionization_energies_sums.E19]" office:value-type="float" office:value="0" calcext:value-type="float">
            <text:p>0</text:p>
          </table:table-cell>
          <table:table-cell table:formula="of:=[$Computed_energies.F19]/[$Ionization_energies_sums.F19]" office:value-type="float" office:value="0" calcext:value-type="float">
            <text:p>0</text:p>
          </table:table-cell>
          <table:table-cell table:formula="of:=[$Computed_energies.G19]/[$Ionization_energies_sums.G19]" office:value-type="float" office:value="0" calcext:value-type="float">
            <text:p>0</text:p>
          </table:table-cell>
          <table:table-cell table:formula="of:=[$Computed_energies.H19]/[$Ionization_energies_sums.H19]" office:value-type="float" office:value="0" calcext:value-type="float">
            <text:p>0</text:p>
          </table:table-cell>
          <table:table-cell table:formula="of:=[$Computed_energies.I19]/[$Ionization_energies_sums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Computed_energies.A20]/[$Ionization_energies_sums.A20]" office:value-type="float" office:value="0" calcext:value-type="float">
            <text:p>0</text:p>
          </table:table-cell>
          <table:table-cell table:formula="of:=[$Computed_energies.B20]/[$Ionization_energies_sums.B20]" office:value-type="float" office:value="0" calcext:value-type="float">
            <text:p>0</text:p>
          </table:table-cell>
          <table:table-cell table:formula="of:=[$Computed_energies.C20]/[$Ionization_energies_sums.C20]" office:value-type="float" office:value="0" calcext:value-type="float">
            <text:p>0</text:p>
          </table:table-cell>
          <table:table-cell table:formula="of:=[$Computed_energies.D20]/[$Ionization_energies_sums.D20]" office:value-type="float" office:value="0" calcext:value-type="float">
            <text:p>0</text:p>
          </table:table-cell>
          <table:table-cell table:formula="of:=[$Computed_energies.E20]/[$Ionization_energies_sums.E20]" office:value-type="float" office:value="0" calcext:value-type="float">
            <text:p>0</text:p>
          </table:table-cell>
          <table:table-cell table:formula="of:=[$Computed_energies.F20]/[$Ionization_energies_sums.F20]" office:value-type="float" office:value="0" calcext:value-type="float">
            <text:p>0</text:p>
          </table:table-cell>
          <table:table-cell table:formula="of:=[$Computed_energies.G20]/[$Ionization_energies_sums.G20]" office:value-type="float" office:value="0" calcext:value-type="float">
            <text:p>0</text:p>
          </table:table-cell>
          <table:table-cell table:formula="of:=[$Computed_energies.H20]/[$Ionization_energies_sums.H20]" office:value-type="float" office:value="0" calcext:value-type="float">
            <text:p>0</text:p>
          </table:table-cell>
          <table:table-cell table:formula="of:=[$Computed_energies.I20]/[$Ionization_energies_sums.I20]" office:value-type="float" office:value="0" calcext:value-type="float">
            <text:p>0</text:p>
          </table:table-cell>
          <table:table-cell table:formula="of:=[$Computed_energies.J20]/[$Ionization_energies_sums.J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puted_energies.A21]/[$Ionization_energies_sums.A21]" office:value-type="float" office:value="0" calcext:value-type="float">
            <text:p>0</text:p>
          </table:table-cell>
          <table:table-cell table:formula="of:=[$Computed_energies.B21]/[$Ionization_energies_sums.B21]" office:value-type="float" office:value="0" calcext:value-type="float">
            <text:p>0</text:p>
          </table:table-cell>
          <table:table-cell table:formula="of:=[$Computed_energies.C21]/[$Ionization_energies_sums.C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2]/[$Ionization_energies_sums.A22]" office:value-type="float" office:value="0" calcext:value-type="float">
            <text:p>0</text:p>
          </table:table-cell>
          <table:table-cell table:formula="of:=[$Computed_energies.B22]/[$Ionization_energies_sums.B22]" office:value-type="float" office:value="0" calcext:value-type="float">
            <text:p>0</text:p>
          </table:table-cell>
          <table:table-cell table:formula="of:=[$Computed_energies.C22]/[$Ionization_energies_sums.C22]" office:value-type="float" office:value="0" calcext:value-type="float">
            <text:p>0</text:p>
          </table:table-cell>
          <table:table-cell table:formula="of:=[$Computed_energies.D22]/[$Ionization_energies_sums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$Computed_energies.A23]/[$Ionization_energies_sums.A23]" office:value-type="float" office:value="0" calcext:value-type="float">
            <text:p>0</text:p>
          </table:table-cell>
          <table:table-cell table:formula="of:=[$Computed_energies.B23]/[$Ionization_energies_sums.B23]" office:value-type="float" office:value="0" calcext:value-type="float">
            <text:p>0</text:p>
          </table:table-cell>
          <table:table-cell table:formula="of:=[$Computed_energies.C23]/[$Ionization_energies_sums.C23]" office:value-type="float" office:value="0" calcext:value-type="float">
            <text:p>0</text:p>
          </table:table-cell>
          <table:table-cell table:formula="of:=[$Computed_energies.D23]/[$Ionization_energies_sums.D23]" office:value-type="float" office:value="0" calcext:value-type="float">
            <text:p>0</text:p>
          </table:table-cell>
          <table:table-cell table:formula="of:=[$Computed_energies.E23]/[$Ionization_energies_sums.E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Computed_energies.A24]/[$Ionization_energies_sums.A24]" office:value-type="float" office:value="0" calcext:value-type="float">
            <text:p>0</text:p>
          </table:table-cell>
          <table:table-cell table:formula="of:=[$Computed_energies.B24]/[$Ionization_energies_sums.B24]" office:value-type="float" office:value="0" calcext:value-type="float">
            <text:p>0</text:p>
          </table:table-cell>
          <table:table-cell table:formula="of:=[$Computed_energies.C24]/[$Ionization_energies_sums.C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6]/[$Ionization_energies_sums.A25]" office:value-type="float" office:value="0" calcext:value-type="float">
            <text:p>0</text:p>
          </table:table-cell>
          <table:table-cell table:formula="of:=[$Computed_energies.B26]/[$Ionization_energies_sums.B25]" office:value-type="float" office:value="0" calcext:value-type="float">
            <text:p>0</text:p>
          </table:table-cell>
          <table:table-cell table:formula="of:=[$Computed_energies.C26]/[$Ionization_energies_sums.C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6]/[$Ionization_energies_sums.A26]" office:value-type="float" office:value="0" calcext:value-type="float">
            <text:p>0</text:p>
          </table:table-cell>
          <table:table-cell table:formula="of:=[$Computed_energies.B26]/[$Ionization_energies_sums.B26]" office:value-type="float" office:value="0" calcext:value-type="float">
            <text:p>0</text:p>
          </table:table-cell>
          <table:table-cell table:formula="of:=[$Computed_energies.C26]/[$Ionization_energies_sums.C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7]/[$Ionization_energies_sums.A27]" office:value-type="float" office:value="0" calcext:value-type="float">
            <text:p>0</text:p>
          </table:table-cell>
          <table:table-cell table:formula="of:=[$Computed_energies.B27]/[$Ionization_energies_sums.B27]" office:value-type="float" office:value="0" calcext:value-type="float">
            <text:p>0</text:p>
          </table:table-cell>
          <table:table-cell table:formula="of:=[$Computed_energies.C27]/[$Ionization_energies_sums.C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8]/[$Ionization_energies_sums.A28]" office:value-type="float" office:value="0" calcext:value-type="float">
            <text:p>0</text:p>
          </table:table-cell>
          <table:table-cell table:formula="of:=[$Computed_energies.B28]/[$Ionization_energies_sums.B28]" office:value-type="float" office:value="0" calcext:value-type="float">
            <text:p>0</text:p>
          </table:table-cell>
          <table:table-cell table:formula="of:=[$Computed_energies.C28]/[$Ionization_energies_sums.C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29]/[$Ionization_energies_sums.A29]" office:value-type="float" office:value="0" calcext:value-type="float">
            <text:p>0</text:p>
          </table:table-cell>
          <table:table-cell table:formula="of:=[$Computed_energies.B29]/[$Ionization_energies_sums.B29]" office:value-type="float" office:value="0" calcext:value-type="float">
            <text:p>0</text:p>
          </table:table-cell>
          <table:table-cell table:formula="of:=[$Computed_energies.C29]/[$Ionization_energies_sums.C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30]/[$Ionization_energies_sums.A30]" office:value-type="float" office:value="0" calcext:value-type="float">
            <text:p>0</text:p>
          </table:table-cell>
          <table:table-cell table:formula="of:=[$Computed_energies.B30]/[$Ionization_energies_sums.B30]" office:value-type="float" office:value="0" calcext:value-type="float">
            <text:p>0</text:p>
          </table:table-cell>
          <table:table-cell table:formula="of:=[$Computed_energies.C30]/[$Ionization_energies_sums.C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Computed_energies.A31]/[$Ionization_energies_sums.A31]" office:value-type="float" office:value="0" calcext:value-type="float">
            <text:p>0</text:p>
          </table:table-cell>
          <table:table-cell table:formula="of:=[$Computed_energies.B31]/[$Ionization_energies_sums.B31]" office:value-type="float" office:value="0" calcext:value-type="float">
            <text:p>0</text:p>
          </table:table-cell>
          <table:table-cell table:formula="of:=[$Computed_energies.C31]/[$Ionization_energies_sums.C31]" office:value-type="float" office:value="0" calcext:value-type="float">
            <text:p>0</text:p>
          </table:table-cell>
          <table:table-cell table:number-columns-repeated="8"/>
        </table:table-row>
      </table:table>
      <table:table table:name="counts_of iteration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I4 Integral_correction.D8:Integral_correction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20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table table:name="H2" table:style-name="ta1">
        <table:shapes>
          <draw:frame draw:z-index="0" draw:style-name="gr1" draw:text-style-name="P1" svg:width="15.999cm" svg:height="8.999cm" svg:x="5.25cm" svg:y="3.287cm">
            <draw:object draw:notify-on-update-of-ranges="H2.C2:H2.V2 H2.B2:H2.V2 H2.B1:H2.B1 H2.C3:H2.V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H2 molecule basis control Hamiltonian sum</text:p>
          </table:table-cell>
          <table:table-cell table:number-columns-repeated="2"/>
          <table:table-cell office:value-type="string" calcext:value-type="string">
            <text:p>Hartree energy =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string" calcext:value-type="string">
            <text:p>eV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5]/[.$G$1]" office:value-type="float" office:value="-1.01667279411765" calcext:value-type="float">
            <text:p>-1.01667279411765</text:p>
          </table:table-cell>
          <table:table-cell table:formula="of:=[.C5]/[.$G$1]" office:value-type="float" office:value="-1.07795588235294" calcext:value-type="float">
            <text:p>-1.07795588235294</text:p>
          </table:table-cell>
          <table:table-cell table:formula="of:=[.D5]/[.$G$1]" office:value-type="float" office:value="-1.12220588235294" calcext:value-type="float">
            <text:p>-1.12220588235294</text:p>
          </table:table-cell>
          <table:table-cell table:formula="of:=[.E5]/[.$G$1]" office:value-type="float" office:value="-1.15325735294118" calcext:value-type="float">
            <text:p>-1.15325735294118</text:p>
          </table:table-cell>
          <table:table-cell table:formula="of:=[.F5]/[.$G$1]" office:value-type="float" office:value="-1.1864375" calcext:value-type="float">
            <text:p>-1.1864375</text:p>
          </table:table-cell>
          <table:table-cell table:formula="of:=[.G5]/[.$G$1]" office:value-type="float" office:value="-1.18674264705882" calcext:value-type="float">
            <text:p>-1.18674264705882</text:p>
          </table:table-cell>
          <table:table-cell table:formula="of:=[.H5]/[.$G$1]" office:value-type="float" office:value="-1.19313602941176" calcext:value-type="float">
            <text:p>-1.19313602941176</text:p>
          </table:table-cell>
          <table:table-cell table:formula="of:=[.I5]/[.$G$1]" office:value-type="float" office:value="-1.19460661764706" calcext:value-type="float">
            <text:p>-1.19460661764706</text:p>
          </table:table-cell>
          <table:table-cell table:formula="of:=[.J5]/[.$G$1]" office:value-type="float" office:value="-1.19227941176471" calcext:value-type="float">
            <text:p>-1.19227941176471</text:p>
          </table:table-cell>
          <table:table-cell table:formula="of:=[.K5]/[.$G$1]" office:value-type="float" office:value="-1.18707352941177" calcext:value-type="float">
            <text:p>-1.18707352941177</text:p>
          </table:table-cell>
          <table:table-cell table:formula="of:=[.L5]/[.$G$1]" office:value-type="float" office:value="-1.17971323529412" calcext:value-type="float">
            <text:p>-1.17971323529412</text:p>
          </table:table-cell>
          <table:table-cell table:formula="of:=[.M5]/[.$G$1]" office:value-type="float" office:value="-1.17080882352941" calcext:value-type="float">
            <text:p>-1.17080882352941</text:p>
          </table:table-cell>
          <table:table-cell table:formula="of:=[.N5]/[.$G$1]" office:value-type="float" office:value="-1.16084926470588" calcext:value-type="float">
            <text:p>-1.16084926470588</text:p>
          </table:table-cell>
          <table:table-cell table:formula="of:=[.O5]/[.$G$1]" office:value-type="float" office:value="-1.15020588235294" calcext:value-type="float">
            <text:p>-1.15020588235294</text:p>
          </table:table-cell>
          <table:table-cell table:formula="of:=[.P5]/[.$G$1]" office:value-type="float" office:value="-1.13920955882353" calcext:value-type="float">
            <text:p>-1.13920955882353</text:p>
          </table:table-cell>
          <table:table-cell table:formula="of:=[.Q5]/[.$G$1]" office:value-type="float" office:value="-1.12808823529412" calcext:value-type="float">
            <text:p>-1.12808823529412</text:p>
          </table:table-cell>
          <table:table-cell table:formula="of:=[.R5]/[.$G$1]" office:value-type="float" office:value="-1.11703676470588" calcext:value-type="float">
            <text:p>-1.11703676470588</text:p>
          </table:table-cell>
          <table:table-cell table:formula="of:=[.S5]/[.$G$1]" office:value-type="float" office:value="-1.10619117647059" calcext:value-type="float">
            <text:p>-1.10619117647059</text:p>
          </table:table-cell>
          <table:table-cell table:formula="of:=[.T5]/[.$G$1]" office:value-type="float" office:value="-1.10286029411765" calcext:value-type="float">
            <text:p>-1.10286029411765</text:p>
          </table:table-cell>
          <table:table-cell table:formula="of:=[.U5]/[.$G$1]" office:value-type="float" office:value="-1.09229411764706" calcext:value-type="float">
            <text:p>-1.09229411764706</text:p>
          </table:table-cell>
          <table:table-cell table:formula="of:=[.V5]/[.$G$1]" office:value-type="float" office:value="-1.07582352941176" calcext:value-type="float">
            <text:p>-1.0758235294117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-27.6535" calcext:value-type="float">
            <text:p>-27.6535</text:p>
          </table:table-cell>
          <table:table-cell office:value-type="float" office:value="-29.3204" calcext:value-type="float">
            <text:p>-29.3204</text:p>
          </table:table-cell>
          <table:table-cell office:value-type="float" office:value="-30.524" calcext:value-type="float">
            <text:p>-30.524</text:p>
          </table:table-cell>
          <table:table-cell office:value-type="float" office:value="-31.3686" calcext:value-type="float">
            <text:p>-31.3686</text:p>
          </table:table-cell>
          <table:table-cell office:value-type="float" office:value="-32.2711" calcext:value-type="float">
            <text:p>-32.2711</text:p>
          </table:table-cell>
          <table:table-cell office:value-type="float" office:value="-32.2794" calcext:value-type="float">
            <text:p>-32.2794</text:p>
          </table:table-cell>
          <table:table-cell office:value-type="float" office:value="-32.4533" calcext:value-type="float">
            <text:p>-32.4533</text:p>
          </table:table-cell>
          <table:table-cell office:value-type="float" office:value="-32.4933" calcext:value-type="float">
            <text:p>-32.4933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2884" calcext:value-type="float">
            <text:p>-32.2884</text:p>
          </table:table-cell>
          <table:table-cell office:value-type="float" office:value="-32.0882" calcext:value-type="float">
            <text:p>-32.0882</text:p>
          </table:table-cell>
          <table:table-cell office:value-type="float" office:value="-31.846" calcext:value-type="float">
            <text:p>-31.846</text:p>
          </table:table-cell>
          <table:table-cell office:value-type="float" office:value="-31.5751" calcext:value-type="float">
            <text:p>-31.5751</text:p>
          </table:table-cell>
          <table:table-cell office:value-type="float" office:value="-31.2856" calcext:value-type="float">
            <text:p>-31.2856</text:p>
          </table:table-cell>
          <table:table-cell office:value-type="float" office:value="-30.9865" calcext:value-type="float">
            <text:p>-30.9865</text:p>
          </table:table-cell>
          <table:table-cell office:value-type="float" office:value="-30.684" calcext:value-type="float">
            <text:p>-30.684</text:p>
          </table:table-cell>
          <table:table-cell office:value-type="float" office:value="-30.3834" calcext:value-type="float">
            <text:p>-30.3834</text:p>
          </table:table-cell>
          <table:table-cell office:value-type="float" office:value="-30.0884" calcext:value-type="float">
            <text:p>-30.0884</text:p>
          </table:table-cell>
          <table:table-cell office:value-type="float" office:value="-29.9978" calcext:value-type="float">
            <text:p>-29.9978</text:p>
          </table:table-cell>
          <table:table-cell office:value-type="float" office:value="-29.7104" calcext:value-type="float">
            <text:p>-29.7104</text:p>
          </table:table-cell>
          <table:table-cell office:value-type="float" office:value="-29.2624" calcext:value-type="float">
            <text:p>-29.2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4-04-08T16:44:09.895871924</dc:date>
    <meta:editing-duration>P2DT20H36M49S</meta:editing-duration>
    <meta:editing-cycles>128</meta:editing-cycles>
    <meta:generator>LibreOffice/7.3.7.2$Linux_X86_64 LibreOffice_project/30$Build-2</meta:generator>
    <meta:document-statistic meta:table-count="7" meta:cell-count="18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76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I4 Integral_correction.D8:Integral_correction.I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I8" chart:class="chart:scatter">
            <chart:domain table:cell-range-address="Integral_correction.D4:Integral_correction.I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I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loext:major-origin="0.5" chart:axis-position="-1.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.2" chart:maximum="-1" chart:origin="-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H2 molecule reaction curve</text:p>
        </chart:title>
        <chart:legend chart:legend-position="end" svg:x="9.154cm" svg:y="6.282cm" style:legend-expansion="custom" svg:width="6.543cm" svg:height="1.183cm" style:legend-expansion-aspect-ratio="5.53085376162299" chart:style-name="ch3"/>
        <chart:plot-area chart:style-name="ch4" table:cell-range-address="H2.B2:H2.V2 H2.B1:H2.B1 H2.C3:H2.V3" chart:data-source-has-labels="both" svg:x="0.713cm" svg:y="0.897cm" svg:width="14.572cm" svg:height="7.37cm">
          <chart:coordinate-region svg:x="1.731cm" svg:y="1.096cm" svg:width="13.46cm" svg:height="6.524cm"/>
          <chart:axis chart:dimension="x" chart:name="primary-x" chart:style-name="ch5" chartooo:axis-type="auto">
            <chart:title svg:x="6.897cm" svg:y="8.44cm" chart:style-name="ch6">
              <text:p>Distance (a.u.)</text:p>
            </chart:title>
            <chart:categories table:cell-range-address="H2.C2:H2.V2"/>
            <chart:grid chart:style-name="ch7" chart:class="major"/>
          </chart:axis>
          <chart:axis chart:dimension="y" chart:name="primary-y" chart:style-name="ch8">
            <chart:title svg:x="0cm" svg:y="5.949cm" chart:style-name="ch9">
              <text:p>Energy level (a.u.)</text:p>
            </chart:title>
            <chart:grid chart:style-name="ch7" chart:class="major"/>
          </chart:axis>
          <chart:series chart:style-name="ch10" chart:values-cell-range-address="H2.C3:H2.V3" chart:label-cell-address="H2.B1:H2.B1" chart:class="chart:scatter">
            <chart:domain table:cell-range-address="H2.B2:H2.V2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.1">
                <text:p>1.1</text:p>
                <draw:g>
                  <svg:desc>H2.C2:H2.V2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2.B2:H2.V2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2 molecule basis control Hamiltonian sum</text:p>
                <draw:g>
                  <svg:desc>H2.B1:H2.B1</svg:desc>
                </draw:g>
              </table:table-cell>
              <table:table-cell office:value-type="float" office:value="-1.07795588235294">
                <text:p>-1.07795588235294</text:p>
                <draw:g>
                  <svg:desc>H2.C3:H2.V3</svg:desc>
                </draw:g>
              </table:table-cell>
              <table:table-cell office:value-type="float" office:value="-1.12220588235294">
                <text:p>-1.12220588235294</text:p>
              </table:table-cell>
              <table:table-cell office:value-type="float" office:value="-1.15325735294118">
                <text:p>-1.15325735294118</text:p>
              </table:table-cell>
              <table:table-cell office:value-type="float" office:value="-1.1864375">
                <text:p>-1.1864375</text:p>
              </table:table-cell>
              <table:table-cell office:value-type="float" office:value="-1.18674264705882">
                <text:p>-1.18674264705882</text:p>
              </table:table-cell>
              <table:table-cell office:value-type="float" office:value="-1.19313602941176">
                <text:p>-1.19313602941176</text:p>
              </table:table-cell>
              <table:table-cell office:value-type="float" office:value="-1.19460661764706">
                <text:p>-1.19460661764706</text:p>
              </table:table-cell>
              <table:table-cell office:value-type="float" office:value="-1.19227941176471">
                <text:p>-1.19227941176471</text:p>
              </table:table-cell>
              <table:table-cell office:value-type="float" office:value="-1.18707352941177">
                <text:p>-1.18707352941177</text:p>
              </table:table-cell>
              <table:table-cell office:value-type="float" office:value="-1.17971323529412">
                <text:p>-1.17971323529412</text:p>
              </table:table-cell>
              <table:table-cell office:value-type="float" office:value="-1.17080882352941">
                <text:p>-1.17080882352941</text:p>
              </table:table-cell>
              <table:table-cell office:value-type="float" office:value="-1.16084926470588">
                <text:p>-1.16084926470588</text:p>
              </table:table-cell>
              <table:table-cell office:value-type="float" office:value="-1.15020588235294">
                <text:p>-1.15020588235294</text:p>
              </table:table-cell>
              <table:table-cell office:value-type="float" office:value="-1.13920955882353">
                <text:p>-1.13920955882353</text:p>
              </table:table-cell>
              <table:table-cell office:value-type="float" office:value="-1.12808823529412">
                <text:p>-1.12808823529412</text:p>
              </table:table-cell>
              <table:table-cell office:value-type="float" office:value="-1.11703676470588">
                <text:p>-1.11703676470588</text:p>
              </table:table-cell>
              <table:table-cell office:value-type="float" office:value="-1.10619117647059">
                <text:p>-1.10619117647059</text:p>
              </table:table-cell>
              <table:table-cell office:value-type="float" office:value="-1.10286029411765">
                <text:p>-1.10286029411765</text:p>
              </table:table-cell>
              <table:table-cell office:value-type="float" office:value="-1.09229411764706">
                <text:p>-1.09229411764706</text:p>
              </table:table-cell>
              <table:table-cell office:value-type="float" office:value="-1.07582352941176">
                <text:p>-1.07582352941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